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2.0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583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2.4673in"/>
    </style:style>
    <style:style style:name="co10" style:family="table-column">
      <style:table-column-properties fo:break-before="auto" style:column-width="2.4839in"/>
    </style:style>
    <style:style style:name="co11" style:family="table-column">
      <style:table-column-properties fo:break-before="auto" style:column-width="1.0307in"/>
    </style:style>
    <style:style style:name="co12" style:family="table-column">
      <style:table-column-properties fo:break-before="auto" style:column-width="2.0102in"/>
    </style:style>
    <style:style style:name="co13" style:family="table-column">
      <style:table-column-properties fo:break-before="auto" style:column-width="2.2783in"/>
    </style:style>
    <style:style style:name="co14" style:family="table-column">
      <style:table-column-properties fo:break-before="auto" style:column-width="2.0335in"/>
    </style:style>
    <style:style style:name="co15" style:family="table-column">
      <style:table-column-properties fo:break-before="auto" style:column-width="2.2055in"/>
    </style:style>
    <style:style style:name="co16" style:family="table-column">
      <style:table-column-properties fo:break-before="auto" style:column-width="2.111in"/>
    </style:style>
    <style:style style:name="co17" style:family="table-column">
      <style:table-column-properties fo:break-before="auto" style:column-width="1.7209in"/>
    </style:style>
    <style:style style:name="co18" style:family="table-column">
      <style:table-column-properties fo:break-before="auto" style:column-width="1.5984in"/>
    </style:style>
    <style:style style:name="co19" style:family="table-column">
      <style:table-column-properties fo:break-before="auto" style:column-width="2.3898in"/>
    </style:style>
    <style:style style:name="co20" style:family="table-column">
      <style:table-column-properties fo:break-before="auto" style:column-width="2.3173in"/>
    </style:style>
    <style:style style:name="co21" style:family="table-column">
      <style:table-column-properties fo:break-before="auto" style:column-width="2.1445in"/>
    </style:style>
    <style:style style:name="co22" style:family="table-column">
      <style:table-column-properties fo:break-before="auto" style:column-width="2.2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specific-version</text:p>
          </table:table-cell>
          <table:table-cell table:style-name="Default" office:value-type="string" calcext:value-type="string">
            <text:p>release-date</text:p>
          </table:table-cell>
          <table:table-cell office:value-type="string" calcext:value-type="string">
            <text:p>days-since-last-updat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float" office:value="1" calcext:value-type="float">
            <text:p>1</text:p>
          </table:table-cell>
          <table:table-cell office:value-type="date" office:date-value="2007-06-29" calcext:value-type="date">
            <text:p>2007-06-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0.1</text:p>
          </table:table-cell>
          <table:table-cell office:value-type="date" office:date-value="2007-07-31" calcext:value-type="date">
            <text:p>2007-07-31</text:p>
          </table:table-cell>
          <table:table-cell table:formula="of:=[.C3]-[.C2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0.2</text:p>
          </table:table-cell>
          <table:table-cell office:value-type="date" office:date-value="2007-08-21" calcext:value-type="date">
            <text:p>2007-08-21</text:p>
          </table:table-cell>
          <table:table-cell table:formula="of:=[.C4]-[.C3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</text:p>
          </table:table-cell>
          <table:table-cell office:value-type="date" office:date-value="2007-09-14" calcext:value-type="date">
            <text:p>2007-09-14</text:p>
          </table:table-cell>
          <table:table-cell table:formula="of:=[.C5]-[.C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1</text:p>
          </table:table-cell>
          <table:table-cell office:value-type="date" office:date-value="2007-09-27" calcext:value-type="date">
            <text:p>2007-09-27</text:p>
          </table:table-cell>
          <table:table-cell table:formula="of:=[.C6]-[.C5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2</text:p>
          </table:table-cell>
          <table:table-cell office:value-type="date" office:date-value="2007-11-12" calcext:value-type="date">
            <text:p>2007-11-12</text:p>
          </table:table-cell>
          <table:table-cell table:formula="of:=[.C7]-[.C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3</text:p>
          </table:table-cell>
          <table:table-cell office:value-type="date" office:date-value="2008-01-15" calcext:value-type="date">
            <text:p>2008-01-15</text:p>
          </table:table-cell>
          <table:table-cell table:formula="of:=[.C8]-[.C7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4</text:p>
          </table:table-cell>
          <table:table-cell office:value-type="date" office:date-value="2008-02-26" calcext:value-type="date">
            <text:p>2008-02-26</text:p>
          </table:table-cell>
          <table:table-cell table:formula="of:=[.C9]-[.C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office:value-type="string" calcext:value-type="string">
            <text:p>1.1.5</text:p>
          </table:table-cell>
          <table:table-cell office:value-type="date" office:date-value="2008-07-15" calcext:value-type="date">
            <text:p>2008-07-15</text:p>
          </table:table-cell>
          <table:table-cell table:formula="of:=[.C10]-[.C9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0</text:p>
          </table:table-cell>
          <table:table-cell office:value-type="date" office:date-value="2008-07-11" calcext:value-type="date">
            <text:p>2008-07-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0.1</text:p>
          </table:table-cell>
          <table:table-cell office:value-type="date" office:date-value="2008-08-04" calcext:value-type="date">
            <text:p>2008-08-04</text:p>
          </table:table-cell>
          <table:table-cell table:formula="of:=[.C12]-[.C11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0.2</text:p>
          </table:table-cell>
          <table:table-cell office:value-type="date" office:date-value="2008-08-18" calcext:value-type="date">
            <text:p>2008-08-18</text:p>
          </table:table-cell>
          <table:table-cell table:formula="of:=[.C13]-[.C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1.1</text:p>
          </table:table-cell>
          <table:table-cell office:value-type="date" office:date-value="2008-09-09" calcext:value-type="date">
            <text:p>2008-09-09</text:p>
          </table:table-cell>
          <table:table-cell table:formula="of:=[.C14]-[.C13]" office:value-type="float" office:value="22" calcext:value-type="float">
            <text:p>22</text:p>
          </table:table-cell>
          <table:table-cell office:value-type="string" calcext:value-type="string">
            <text:p>released ahead of 2.1</text:p>
          </table:table-cell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1</text:p>
          </table:table-cell>
          <table:table-cell office:value-type="date" office:date-value="2008-09-12" calcext:value-type="date">
            <text:p>2008-09-12</text:p>
          </table:table-cell>
          <table:table-cell table:formula="of:=[.C15]-[.C1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2</text:p>
          </table:table-cell>
          <table:table-cell office:value-type="date" office:date-value="2008-11-21" calcext:value-type="date">
            <text:p>2008-11-21</text:p>
          </table:table-cell>
          <table:table-cell table:formula="of:=[.C16]-[.C15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office:value-type="string" calcext:value-type="string">
            <text:p>2.2.1</text:p>
          </table:table-cell>
          <table:table-cell office:value-type="date" office:date-value="2009-01-27" calcext:value-type="date">
            <text:p>2009-01-27</text:p>
          </table:table-cell>
          <table:table-cell table:formula="of:=[.C17]-[.C16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0</text:p>
          </table:table-cell>
          <table:table-cell office:value-type="date" office:date-value="2009-06-17" calcext:value-type="date">
            <text:p>2009-06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0.1</text:p>
          </table:table-cell>
          <table:table-cell office:value-type="date" office:date-value="2009-07-31" calcext:value-type="date">
            <text:p>2009-07-31</text:p>
          </table:table-cell>
          <table:table-cell table:formula="of:=[.C19]-[.C1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1</text:p>
          </table:table-cell>
          <table:table-cell office:value-type="date" office:date-value="2009-09-09" calcext:value-type="date">
            <text:p>2009-09-09</text:p>
          </table:table-cell>
          <table:table-cell table:formula="of:=[.C20]-[.C1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1.1</text:p>
          </table:table-cell>
          <table:table-cell office:value-type="date" office:date-value="2009-09-17" calcext:value-type="date">
            <text:p>2009-09-17</text:p>
          </table:table-cell>
          <table:table-cell table:formula="of:=[.C21]-[.C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1.2</text:p>
          </table:table-cell>
          <table:table-cell office:value-type="date" office:date-value="2009-10-08" calcext:value-type="date">
            <text:p>2009-10-08</text:p>
          </table:table-cell>
          <table:table-cell table:formula="of:=[.C22]-[.C21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1.3</text:p>
          </table:table-cell>
          <table:table-cell office:value-type="date" office:date-value="2010-02-02" calcext:value-type="date">
            <text:p>2010-02-02</text:p>
          </table:table-cell>
          <table:table-cell table:formula="of:=[.C23]-[.C22]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2</text:p>
          </table:table-cell>
          <table:table-cell office:value-type="date" office:date-value="2010-04-03" calcext:value-type="date">
            <text:p>2010-04-03</text:p>
          </table:table-cell>
          <table:table-cell table:formula="of:=[.C24]-[.C2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2.1</text:p>
          </table:table-cell>
          <table:table-cell office:value-type="date" office:date-value="2010-07-15" calcext:value-type="date">
            <text:p>2010-07-15</text:p>
          </table:table-cell>
          <table:table-cell table:formula="of:=[.C25]-[.C24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office:value-type="string" calcext:value-type="string">
            <text:p>3.2.2</text:p>
          </table:table-cell>
          <table:table-cell office:value-type="date" office:date-value="2010-08-11" calcext:value-type="date">
            <text:p>2010-08-11</text:p>
          </table:table-cell>
          <table:table-cell table:formula="of:=[.C26]-[.C2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</text:p>
          </table:table-cell>
          <table:table-cell office:value-type="date" office:date-value="2010-06-21" calcext:value-type="date">
            <text:p>2010-06-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0.1</text:p>
          </table:table-cell>
          <table:table-cell office:value-type="date" office:date-value="2010-07-15" calcext:value-type="date">
            <text:p>2010-07-15</text:p>
          </table:table-cell>
          <table:table-cell table:formula="of:=[.C28]-[.C27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0.2</text:p>
          </table:table-cell>
          <table:table-cell office:value-type="date" office:date-value="2010-08-11" calcext:value-type="date">
            <text:p>2010-08-11</text:p>
          </table:table-cell>
          <table:table-cell table:formula="of:=[.C29]-[.C28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1</text:p>
          </table:table-cell>
          <table:table-cell office:value-type="date" office:date-value="2010-09-08" calcext:value-type="date">
            <text:p>2010-09-08</text:p>
          </table:table-cell>
          <table:table-cell table:formula="of:=[.C30]-[.C29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1</text:p>
          </table:table-cell>
          <table:table-cell office:value-type="date" office:date-value="2010-11-22" calcext:value-type="date">
            <text:p>2010-11-22</text:p>
          </table:table-cell>
          <table:table-cell table:formula="of:=[.C31]-[.C30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5</text:p>
          </table:table-cell>
          <table:table-cell office:value-type="date" office:date-value="2011-01-11" calcext:value-type="date">
            <text:p>2011-01-11</text:p>
          </table:table-cell>
          <table:table-cell table:formula="of:=[.C32]-[.C31]" office:value-type="float" office:value="50" calcext:value-type="float">
            <text:p>50</text:p>
          </table:table-cell>
          <table:table-cell office:value-type="string" calcext:value-type="string">
            <text:p>skipped 3 patch levels and CDMA only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6</text:p>
          </table:table-cell>
          <table:table-cell office:value-type="date" office:date-value="2011-01-31" calcext:value-type="date">
            <text:p>2011-01-31</text:p>
          </table:table-cell>
          <table:table-cell table:formula="of:=[.C33]-[.C32]" office:value-type="float" office:value="20" calcext:value-type="float">
            <text:p>2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</text:p>
          </table:table-cell>
          <table:table-cell office:value-type="date" office:date-value="2011-03-04" calcext:value-type="date">
            <text:p>2011-03-04</text:p>
          </table:table-cell>
          <table:table-cell table:formula="of:=[.C34]-[.C31]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1</text:p>
          </table:table-cell>
          <table:table-cell office:value-type="date" office:date-value="2011-03-25" calcext:value-type="date">
            <text:p>2011-03-25</text:p>
          </table:table-cell>
          <table:table-cell table:formula="of:=[.C35]-[.C3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2</text:p>
          </table:table-cell>
          <table:table-cell office:value-type="date" office:date-value="2011-04-14" calcext:value-type="date">
            <text:p>2011-04-14</text:p>
          </table:table-cell>
          <table:table-cell table:formula="of:=[.C36]-[.C3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7</text:p>
          </table:table-cell>
          <table:table-cell office:value-type="date" office:date-value="2011-04-14" calcext:value-type="date">
            <text:p>2011-04-14</text:p>
          </table:table-cell>
          <table:table-cell table:formula="of:=[.C37]-[.C36]" office:value-type="float" office:value="0" calcext:value-type="float">
            <text:p>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3</text:p>
          </table:table-cell>
          <table:table-cell office:value-type="date" office:date-value="2011-05-04" calcext:value-type="date">
            <text:p>2011-05-04</text:p>
          </table:table-cell>
          <table:table-cell table:formula="of:=[.C38]-[.C3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8</text:p>
          </table:table-cell>
          <table:table-cell office:value-type="date" office:date-value="2011-05-04" calcext:value-type="date">
            <text:p>2011-05-04</text:p>
          </table:table-cell>
          <table:table-cell table:formula="of:=[.C39]-[.C38]" office:value-type="float" office:value="0" calcext:value-type="float">
            <text:p>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4</text:p>
          </table:table-cell>
          <table:table-cell office:value-type="date" office:date-value="2011-07-15" calcext:value-type="date">
            <text:p>2011-07-15</text:p>
          </table:table-cell>
          <table:table-cell table:formula="of:=[.C40]-[.C38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9</text:p>
          </table:table-cell>
          <table:table-cell office:value-type="date" office:date-value="2011-07-15" calcext:value-type="date">
            <text:p>2011-07-15</text:p>
          </table:table-cell>
          <table:table-cell table:formula="of:=[.C41]-[.C40]" office:value-type="float" office:value="0" calcext:value-type="float">
            <text:p>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3.5</text:p>
          </table:table-cell>
          <table:table-cell office:value-type="date" office:date-value="2011-07-25" calcext:value-type="date">
            <text:p>2011-07-25</text:p>
          </table:table-cell>
          <table:table-cell table:formula="of:=[.C42]-[.C4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office:value-type="string" calcext:value-type="string">
            <text:p>4.2.10</text:p>
          </table:table-cell>
          <table:table-cell office:value-type="date" office:date-value="2011-07-25" calcext:value-type="date">
            <text:p>2011-07-25</text:p>
          </table:table-cell>
          <table:table-cell table:formula="of:=[.C43]-[.C42]" office:value-type="float" office:value="0" calcext:value-type="float">
            <text:p>0</text:p>
          </table:table-cell>
          <table:table-cell office:value-type="string" calcext:value-type="string">
            <text:p>specific cellular network</text:p>
          </table:table-cell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</text:p>
          </table:table-cell>
          <table:table-cell office:value-type="date" office:date-value="2011-10-12" calcext:value-type="date">
            <text:p>2011-10-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0.1</text:p>
          </table:table-cell>
          <table:table-cell office:value-type="date" office:date-value="2011-11-10" calcext:value-type="date">
            <text:p>2011-11-10</text:p>
          </table:table-cell>
          <table:table-cell table:formula="of:=[.C45]-[.C44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0.1</text:p>
          </table:table-cell>
          <table:table-cell office:value-type="date" office:date-value="2011-12-12" calcext:value-type="date">
            <text:p>2011-12-12</text:p>
          </table:table-cell>
          <table:table-cell table:formula="of:=[.C46]-[.C45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1</text:p>
          </table:table-cell>
          <table:table-cell office:value-type="date" office:date-value="2012-03-07" calcext:value-type="date">
            <text:p>2012-03-07</text:p>
          </table:table-cell>
          <table:table-cell table:formula="of:=[.C47]-[.C46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1.1</text:p>
          </table:table-cell>
          <table:table-cell office:value-type="date" office:date-value="2012-05-07" calcext:value-type="date">
            <text:p>2012-05-07</text:p>
          </table:table-cell>
          <table:table-cell table:formula="of:=[.C48]-[.C47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office:value-type="string" calcext:value-type="string">
            <text:p>5.1.1</text:p>
          </table:table-cell>
          <table:table-cell office:value-type="date" office:date-value="2012-05-25" calcext:value-type="date">
            <text:p>2012-05-25</text:p>
          </table:table-cell>
          <table:table-cell table:formula="of:=[.C49]-[.C4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</text:p>
          </table:table-cell>
          <table:table-cell office:value-type="date" office:date-value="2012-09-19" calcext:value-type="date">
            <text:p>2012-09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0.1</text:p>
          </table:table-cell>
          <table:table-cell office:value-type="date" office:date-value="2012-11-01" calcext:value-type="date">
            <text:p>2012-11-01</text:p>
          </table:table-cell>
          <table:table-cell table:formula="of:=[.C51]-[.C50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0.2</text:p>
          </table:table-cell>
          <table:table-cell office:value-type="date" office:date-value="2012-12-18" calcext:value-type="date">
            <text:p>2012-12-18</text:p>
          </table:table-cell>
          <table:table-cell table:formula="of:=[.C52]-[.C51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</text:p>
          </table:table-cell>
          <table:table-cell office:value-type="date" office:date-value="2013-01-28" calcext:value-type="date">
            <text:p>2013-01-28</text:p>
          </table:table-cell>
          <table:table-cell table:formula="of:=[.C53]-[.C52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1</text:p>
          </table:table-cell>
          <table:table-cell office:value-type="date" office:date-value="2013-02-11" calcext:value-type="date">
            <text:p>2013-02-11</text:p>
          </table:table-cell>
          <table:table-cell table:formula="of:=[.C54]-[.C5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2</text:p>
          </table:table-cell>
          <table:table-cell office:value-type="date" office:date-value="2013-02-19" calcext:value-type="date">
            <text:p>2013-02-19</text:p>
          </table:table-cell>
          <table:table-cell table:formula="of:=[.C55]-[.C5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3</text:p>
          </table:table-cell>
          <table:table-cell office:value-type="date" office:date-value="2013-03-19" calcext:value-type="date">
            <text:p>2013-03-19</text:p>
          </table:table-cell>
          <table:table-cell table:formula="of:=[.C56]-[.C55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4</text:p>
          </table:table-cell>
          <table:table-cell office:value-type="date" office:date-value="2013-05-02" calcext:value-type="date">
            <text:p>2013-05-02</text:p>
          </table:table-cell>
          <table:table-cell table:formula="of:=[.C57]-[.C56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5</text:p>
          </table:table-cell>
          <table:table-cell office:value-type="date" office:date-value="2013-11-14" calcext:value-type="date">
            <text:p>2013-11-14</text:p>
          </table:table-cell>
          <table:table-cell table:formula="of:=[.C58]-[.C57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office:value-type="string" calcext:value-type="string">
            <text:p>6.1.6</text:p>
          </table:table-cell>
          <table:table-cell office:value-type="date" office:date-value="2014-02-21" calcext:value-type="date">
            <text:p>2014-02-21</text:p>
          </table:table-cell>
          <table:table-cell table:formula="of:=[.C59]-[.C58]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</text:p>
          </table:table-cell>
          <table:table-cell office:value-type="date" office:date-value="2013-09-18" calcext:value-type="date">
            <text:p>2013-09-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1</text:p>
          </table:table-cell>
          <table:table-cell office:value-type="date" office:date-value="2013-09-20" calcext:value-type="date">
            <text:p>2013-09-20</text:p>
          </table:table-cell>
          <table:table-cell table:formula="of:=[.C61]-[.C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2</text:p>
          </table:table-cell>
          <table:table-cell office:value-type="date" office:date-value="2013-09-26" calcext:value-type="date">
            <text:p>2013-09-26</text:p>
          </table:table-cell>
          <table:table-cell table:formula="of:=[.C62]-[.C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3</text:p>
          </table:table-cell>
          <table:table-cell office:value-type="date" office:date-value="2013-10-23" calcext:value-type="date">
            <text:p>2013-10-23</text:p>
          </table:table-cell>
          <table:table-cell table:formula="of:=[.C63]-[.C6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4</text:p>
          </table:table-cell>
          <table:table-cell office:value-type="date" office:date-value="2013-11-14" calcext:value-type="date">
            <text:p>2013-11-14</text:p>
          </table:table-cell>
          <table:table-cell table:formula="of:=[.C64]-[.C6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5</text:p>
          </table:table-cell>
          <table:table-cell office:value-type="date" office:date-value="2014-01-29" calcext:value-type="date">
            <text:p>2014-01-29</text:p>
          </table:table-cell>
          <table:table-cell table:formula="of:=[.C65]-[.C64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0.6</text:p>
          </table:table-cell>
          <table:table-cell office:value-type="date" office:date-value="2014-02-21" calcext:value-type="date">
            <text:p>2014-02-21</text:p>
          </table:table-cell>
          <table:table-cell table:formula="of:=[.C66]-[.C65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1</text:p>
          </table:table-cell>
          <table:table-cell office:value-type="date" office:date-value="2014-03-10" calcext:value-type="date">
            <text:p>2014-03-10</text:p>
          </table:table-cell>
          <table:table-cell table:formula="of:=[.C67]-[.C66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1.1</text:p>
          </table:table-cell>
          <table:table-cell office:value-type="date" office:date-value="2014-04-22" calcext:value-type="date">
            <text:p>2014-04-22</text:p>
          </table:table-cell>
          <table:table-cell table:formula="of:=[.C68]-[.C67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office:value-type="string" calcext:value-type="string">
            <text:p>7.1.2</text:p>
          </table:table-cell>
          <table:table-cell office:value-type="date" office:date-value="2014-06-30" calcext:value-type="date">
            <text:p>2014-06-30</text:p>
          </table:table-cell>
          <table:table-cell table:formula="of:=[.C69]-[.C68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</text:p>
          </table:table-cell>
          <table:table-cell office:value-type="date" office:date-value="2014-09-17" calcext:value-type="date">
            <text:p>2014-09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0.1</text:p>
          </table:table-cell>
          <table:table-cell office:value-type="date" office:date-value="2014-09-24" calcext:value-type="date">
            <text:p>2014-09-24</text:p>
          </table:table-cell>
          <table:table-cell table:formula="of:=[.C71]-[.C7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0.2</text:p>
          </table:table-cell>
          <table:table-cell office:value-type="date" office:date-value="2014-09-25" calcext:value-type="date">
            <text:p>2014-09-25</text:p>
          </table:table-cell>
          <table:table-cell table:formula="of:=[.C72]-[.C7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1</text:p>
          </table:table-cell>
          <table:table-cell office:value-type="date" office:date-value="2014-10-20" calcext:value-type="date">
            <text:p>2014-10-20</text:p>
          </table:table-cell>
          <table:table-cell table:formula="of:=[.C73]-[.C7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1.1</text:p>
          </table:table-cell>
          <table:table-cell office:value-type="date" office:date-value="2014-11-17" calcext:value-type="date">
            <text:p>2014-11-17</text:p>
          </table:table-cell>
          <table:table-cell table:formula="of:=[.C74]-[.C73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1.2</text:p>
          </table:table-cell>
          <table:table-cell office:value-type="date" office:date-value="2014-12-09" calcext:value-type="date">
            <text:p>2014-12-09</text:p>
          </table:table-cell>
          <table:table-cell table:formula="of:=[.C75]-[.C7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1.3</text:p>
          </table:table-cell>
          <table:table-cell office:value-type="date" office:date-value="2015-01-27" calcext:value-type="date">
            <text:p>2015-01-27</text:p>
          </table:table-cell>
          <table:table-cell table:formula="of:=[.C76]-[.C75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2</text:p>
          </table:table-cell>
          <table:table-cell office:value-type="date" office:date-value="2015-03-09" calcext:value-type="date">
            <text:p>2015-03-09</text:p>
          </table:table-cell>
          <table:table-cell table:formula="of:=[.C77]-[.C7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3</text:p>
          </table:table-cell>
          <table:table-cell office:value-type="date" office:date-value="2015-04-08" calcext:value-type="date">
            <text:p>2015-04-08</text:p>
          </table:table-cell>
          <table:table-cell table:formula="of:=[.C78]-[.C7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4</text:p>
          </table:table-cell>
          <table:table-cell office:value-type="date" office:date-value="2015-06-30" calcext:value-type="date">
            <text:p>2015-06-30</text:p>
          </table:table-cell>
          <table:table-cell table:formula="of:=[.C79]-[.C78]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office:value-type="string" calcext:value-type="string">
            <text:p>8.4.1</text:p>
          </table:table-cell>
          <table:table-cell office:value-type="date" office:date-value="2015-08-13" calcext:value-type="date">
            <text:p>2015-08-13</text:p>
          </table:table-cell>
          <table:table-cell table:formula="of:=[.C80]-[.C79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</text:p>
          </table:table-cell>
          <table:table-cell office:value-type="date" office:date-value="2015-09-16" calcext:value-type="date">
            <text:p>2015-09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0.1</text:p>
          </table:table-cell>
          <table:table-cell office:value-type="date" office:date-value="2015-09-23" calcext:value-type="date">
            <text:p>2015-09-23</text:p>
          </table:table-cell>
          <table:table-cell table:formula="of:=[.C82]-[.C8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0.1</text:p>
          </table:table-cell>
          <table:table-cell office:value-type="date" office:date-value="2015-09-24" calcext:value-type="date">
            <text:p>2015-09-24</text:p>
          </table:table-cell>
          <table:table-cell table:formula="of:=[.C83]-[.C82]" office:value-type="float" office:value="1" calcext:value-type="float">
            <text:p>1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0.2</text:p>
          </table:table-cell>
          <table:table-cell office:value-type="date" office:date-value="2015-09-30" calcext:value-type="date">
            <text:p>2015-09-30</text:p>
          </table:table-cell>
          <table:table-cell table:formula="of:=[.C84]-[.C8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1</text:p>
          </table:table-cell>
          <table:table-cell office:value-type="date" office:date-value="2015-10-21" calcext:value-type="date">
            <text:p>2015-10-21</text:p>
          </table:table-cell>
          <table:table-cell table:formula="of:=[.C85]-[.C8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1</text:p>
          </table:table-cell>
          <table:table-cell office:value-type="date" office:date-value="2015-11-17" calcext:value-type="date">
            <text:p>2015-11-17</text:p>
          </table:table-cell>
          <table:table-cell table:formula="of:=[.C86]-[.C85]" office:value-type="float" office:value="27" calcext:value-type="float">
            <text:p>27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2</text:p>
          </table:table-cell>
          <table:table-cell office:value-type="date" office:date-value="2015-12-08" calcext:value-type="date">
            <text:p>2015-12-08</text:p>
          </table:table-cell>
          <table:table-cell table:formula="of:=[.C87]-[.C86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2.1</text:p>
          </table:table-cell>
          <table:table-cell office:value-type="date" office:date-value="2016-01-19" calcext:value-type="date">
            <text:p>2016-01-19</text:p>
          </table:table-cell>
          <table:table-cell table:formula="of:=[.C88]-[.C8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2.1</text:p>
          </table:table-cell>
          <table:table-cell office:value-type="date" office:date-value="2016-02-18" calcext:value-type="date">
            <text:p>2016-02-18</text:p>
          </table:table-cell>
          <table:table-cell table:formula="of:=[.C89]-[.C88]" office:value-type="float" office:value="30" calcext:value-type="float">
            <text:p>30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</text:p>
          </table:table-cell>
          <table:table-cell office:value-type="date" office:date-value="2016-03-21" calcext:value-type="date">
            <text:p>2016-03-21</text:p>
          </table:table-cell>
          <table:table-cell table:formula="of:=[.C90]-[.C89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</text:p>
          </table:table-cell>
          <table:table-cell office:value-type="date" office:date-value="2016-03-25" calcext:value-type="date">
            <text:p>2016-03-25</text:p>
          </table:table-cell>
          <table:table-cell table:formula="of:=[.C91]-[.C90]" office:value-type="float" office:value="4" calcext:value-type="float">
            <text:p>4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</text:p>
          </table:table-cell>
          <table:table-cell office:value-type="date" office:date-value="2016-03-28" calcext:value-type="date">
            <text:p>2016-03-28</text:p>
          </table:table-cell>
          <table:table-cell table:formula="of:=[.C92]-[.C91]" office:value-type="float" office:value="3" calcext:value-type="float">
            <text:p>3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1</text:p>
          </table:table-cell>
          <table:table-cell office:value-type="date" office:date-value="2016-03-31" calcext:value-type="date">
            <text:p>2016-03-31</text:p>
          </table:table-cell>
          <table:table-cell table:formula="of:=[.C93]-[.C9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2</text:p>
          </table:table-cell>
          <table:table-cell office:value-type="date" office:date-value="2016-05-16" calcext:value-type="date">
            <text:p>2016-05-16</text:p>
          </table:table-cell>
          <table:table-cell table:formula="of:=[.C94]-[.C93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2</text:p>
          </table:table-cell>
          <table:table-cell office:value-type="date" office:date-value="2016-06-02" calcext:value-type="date">
            <text:p>2016-06-02</text:p>
          </table:table-cell>
          <table:table-cell table:formula="of:=[.C95]-[.C94]" office:value-type="float" office:value="17" calcext:value-type="float">
            <text:p>17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3</text:p>
          </table:table-cell>
          <table:table-cell office:value-type="date" office:date-value="2016-07-18" calcext:value-type="date">
            <text:p>2016-07-18</text:p>
          </table:table-cell>
          <table:table-cell table:formula="of:=[.C96]-[.C95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4</text:p>
          </table:table-cell>
          <table:table-cell office:value-type="date" office:date-value="2016-08-04" calcext:value-type="date">
            <text:p>2016-08-04</text:p>
          </table:table-cell>
          <table:table-cell table:formula="of:=[.C97]-[.C96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5</text:p>
          </table:table-cell>
          <table:table-cell office:value-type="date" office:date-value="2016-08-25" calcext:value-type="date">
            <text:p>2016-08-25</text:p>
          </table:table-cell>
          <table:table-cell table:formula="of:=[.C98]-[.C9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office:value-type="string" calcext:value-type="string">
            <text:p>9.3.6</text:p>
          </table:table-cell>
          <table:table-cell office:value-type="date" office:date-value="2019-07-22" calcext:value-type="date">
            <text:p>2019-07-22</text:p>
          </table:table-cell>
          <table:table-cell table:formula="of:=[.C99]-[.C98]" office:value-type="float" office:value="1061" calcext:value-type="float">
            <text:p>1061</text:p>
          </table:table-cell>
          <table:table-cell office:value-type="string" calcext:value-type="string">
            <text:p>cellular device GPS support years later</text:p>
          </table:table-cell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</text:p>
          </table:table-cell>
          <table:table-cell office:value-type="date" office:date-value="2016-09-13" calcext:value-type="date">
            <text:p>2016-09-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0.1</text:p>
          </table:table-cell>
          <table:table-cell office:value-type="date" office:date-value="2016-09-13" calcext:value-type="date">
            <text:p>2016-09-13</text:p>
          </table:table-cell>
          <table:table-cell table:formula="of:=[.C101]-[.C100]" office:value-type="float" office:value="0" calcext:value-type="float">
            <text:p>0</text:p>
          </table:table-cell>
          <table:table-cell office:value-type="string" calcext:value-type="string">
            <text:p>quick patch same day</text:p>
          </table:table-cell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0.2</text:p>
          </table:table-cell>
          <table:table-cell office:value-type="date" office:date-value="2016-09-23" calcext:value-type="date">
            <text:p>2016-09-23</text:p>
          </table:table-cell>
          <table:table-cell table:formula="of:=[.C102]-[.C10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0.3</text:p>
          </table:table-cell>
          <table:table-cell office:value-type="date" office:date-value="2016-10-17" calcext:value-type="date">
            <text:p>2016-10-17</text:p>
          </table:table-cell>
          <table:table-cell table:formula="of:=[.C103]-[.C102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1</text:p>
          </table:table-cell>
          <table:table-cell office:value-type="date" office:date-value="2016-10-24" calcext:value-type="date">
            <text:p>2016-10-24</text:p>
          </table:table-cell>
          <table:table-cell table:formula="of:=[.C104]-[.C10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1.1</text:p>
          </table:table-cell>
          <table:table-cell office:value-type="date" office:date-value="2016-10-31" calcext:value-type="date">
            <text:p>2016-10-31</text:p>
          </table:table-cell>
          <table:table-cell table:formula="of:=[.C105]-[.C10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2</text:p>
          </table:table-cell>
          <table:table-cell office:value-type="date" office:date-value="2016-12-12" calcext:value-type="date">
            <text:p>2016-12-12</text:p>
          </table:table-cell>
          <table:table-cell table:formula="of:=[.C106]-[.C105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2.1</text:p>
          </table:table-cell>
          <table:table-cell office:value-type="date" office:date-value="2017-01-23" calcext:value-type="date">
            <text:p>2017-01-23</text:p>
          </table:table-cell>
          <table:table-cell table:formula="of:=[.C107]-[.C106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3</text:p>
          </table:table-cell>
          <table:table-cell office:value-type="date" office:date-value="2017-03-27" calcext:value-type="date">
            <text:p>2017-03-27</text:p>
          </table:table-cell>
          <table:table-cell table:formula="of:=[.C108]-[.C107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3.1</text:p>
          </table:table-cell>
          <table:table-cell office:value-type="date" office:date-value="2017-04-03" calcext:value-type="date">
            <text:p>2017-04-03</text:p>
          </table:table-cell>
          <table:table-cell table:formula="of:=[.C109]-[.C10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3.2</text:p>
          </table:table-cell>
          <table:table-cell office:value-type="date" office:date-value="2017-05-15" calcext:value-type="date">
            <text:p>2017-05-15</text:p>
          </table:table-cell>
          <table:table-cell table:formula="of:=[.C110]-[.C109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office:value-type="string" calcext:value-type="string">
            <text:p>10.3.3</text:p>
          </table:table-cell>
          <table:table-cell office:value-type="date" office:date-value="2017-07-19" calcext:value-type="date">
            <text:p>2017-07-19</text:p>
          </table:table-cell>
          <table:table-cell table:formula="of:=[.C111]-[.C110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</text:p>
          </table:table-cell>
          <table:table-cell office:value-type="date" office:date-value="2017-07-19" calcext:value-type="date">
            <text:p>2017-07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0.1</text:p>
          </table:table-cell>
          <table:table-cell office:value-type="date" office:date-value="2017-07-26" calcext:value-type="date">
            <text:p>2017-07-26</text:p>
          </table:table-cell>
          <table:table-cell table:formula="of:=[.C113]-[.C11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0.2</text:p>
          </table:table-cell>
          <table:table-cell office:value-type="date" office:date-value="2017-10-03" calcext:value-type="date">
            <text:p>2017-10-03</text:p>
          </table:table-cell>
          <table:table-cell table:formula="of:=[.C114]-[.C113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0.3</text:p>
          </table:table-cell>
          <table:table-cell office:value-type="date" office:date-value="2017-10-11" calcext:value-type="date">
            <text:p>2017-10-11</text:p>
          </table:table-cell>
          <table:table-cell table:formula="of:=[.C115]-[.C11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1</text:p>
          </table:table-cell>
          <table:table-cell office:value-type="date" office:date-value="2017-10-31" calcext:value-type="date">
            <text:p>2017-10-31</text:p>
          </table:table-cell>
          <table:table-cell table:formula="of:=[.C116]-[.C11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1.1</text:p>
          </table:table-cell>
          <table:table-cell office:value-type="date" office:date-value="2017-11-09" calcext:value-type="date">
            <text:p>2017-11-09</text:p>
          </table:table-cell>
          <table:table-cell table:formula="of:=[.C117]-[.C11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1.2</text:p>
          </table:table-cell>
          <table:table-cell office:value-type="date" office:date-value="2017-11-16" calcext:value-type="date">
            <text:p>2017-11-16</text:p>
          </table:table-cell>
          <table:table-cell table:formula="of:=[.C118]-[.C11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</text:p>
          </table:table-cell>
          <table:table-cell office:value-type="date" office:date-value="2017-12-02" calcext:value-type="date">
            <text:p>2017-12-02</text:p>
          </table:table-cell>
          <table:table-cell table:formula="of:=[.C119]-[.C118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.1</text:p>
          </table:table-cell>
          <table:table-cell office:value-type="date" office:date-value="2017-12-13" calcext:value-type="date">
            <text:p>2017-12-13</text:p>
          </table:table-cell>
          <table:table-cell table:formula="of:=[.C120]-[.C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.2</text:p>
          </table:table-cell>
          <table:table-cell office:value-type="date" office:date-value="2018-01-08" calcext:value-type="date">
            <text:p>2018-01-08</text:p>
          </table:table-cell>
          <table:table-cell table:formula="of:=[.C121]-[.C120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.5</text:p>
          </table:table-cell>
          <table:table-cell office:value-type="date" office:date-value="2018-01-23" calcext:value-type="date">
            <text:p>2018-01-23</text:p>
          </table:table-cell>
          <table:table-cell table:formula="of:=[.C122]-[.C121]" office:value-type="float" office:value="15" calcext:value-type="float">
            <text:p>15</text:p>
          </table:table-cell>
          <table:table-cell office:value-type="string" calcext:value-type="string">
            <text:p>skipped 2 patch levels</text:p>
          </table:table-cell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2.6</text:p>
          </table:table-cell>
          <table:table-cell office:value-type="date" office:date-value="2018-02-19" calcext:value-type="date">
            <text:p>2018-02-19</text:p>
          </table:table-cell>
          <table:table-cell table:formula="of:=[.C123]-[.C122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3</text:p>
          </table:table-cell>
          <table:table-cell office:value-type="date" office:date-value="2018-03-29" calcext:value-type="date">
            <text:p>2018-03-29</text:p>
          </table:table-cell>
          <table:table-cell table:formula="of:=[.C124]-[.C123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3.1</text:p>
          </table:table-cell>
          <table:table-cell office:value-type="date" office:date-value="2018-04-24" calcext:value-type="date">
            <text:p>2018-04-24</text:p>
          </table:table-cell>
          <table:table-cell table:formula="of:=[.C125]-[.C124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4</text:p>
          </table:table-cell>
          <table:table-cell office:value-type="date" office:date-value="2018-05-29" calcext:value-type="date">
            <text:p>2018-05-29</text:p>
          </table:table-cell>
          <table:table-cell table:formula="of:=[.C126]-[.C12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office:value-type="string" calcext:value-type="string">
            <text:p>11.4.1</text:p>
          </table:table-cell>
          <table:table-cell office:value-type="date" office:date-value="2018-07-09" calcext:value-type="date">
            <text:p>2018-07-09</text:p>
          </table:table-cell>
          <table:table-cell table:formula="of:=[.C127]-[.C12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</text:p>
          </table:table-cell>
          <table:table-cell office:value-type="date" office:date-value="2018-09-17" calcext:value-type="date">
            <text:p>2018-09-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0.1</text:p>
          </table:table-cell>
          <table:table-cell office:value-type="date" office:date-value="2018-10-08" calcext:value-type="date">
            <text:p>2018-10-08</text:p>
          </table:table-cell>
          <table:table-cell table:formula="of:=[.C129]-[.C12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</text:p>
          </table:table-cell>
          <table:table-cell office:value-type="date" office:date-value="2018-10-30" calcext:value-type="date">
            <text:p>2018-10-30</text:p>
          </table:table-cell>
          <table:table-cell table:formula="of:=[.C130]-[.C129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1</text:p>
          </table:table-cell>
          <table:table-cell office:value-type="date" office:date-value="2018-12-05" calcext:value-type="date">
            <text:p>2018-12-05</text:p>
          </table:table-cell>
          <table:table-cell table:formula="of:=[.C131]-[.C130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2</text:p>
          </table:table-cell>
          <table:table-cell office:value-type="date" office:date-value="2018-12-17" calcext:value-type="date">
            <text:p>2018-12-17</text:p>
          </table:table-cell>
          <table:table-cell table:formula="of:=[.C132]-[.C1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2</text:p>
          </table:table-cell>
          <table:table-cell office:value-type="date" office:date-value="2018-12-20" calcext:value-type="date">
            <text:p>2018-12-20</text:p>
          </table:table-cell>
          <table:table-cell table:formula="of:=[.C133]-[.C132]" office:value-type="float" office:value="3" calcext:value-type="float">
            <text:p>3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3</text:p>
          </table:table-cell>
          <table:table-cell office:value-type="date" office:date-value="2019-01-22" calcext:value-type="date">
            <text:p>2019-01-22</text:p>
          </table:table-cell>
          <table:table-cell table:formula="of:=[.C134]-[.C13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1.4</text:p>
          </table:table-cell>
          <table:table-cell office:value-type="date" office:date-value="2019-02-07" calcext:value-type="date">
            <text:p>2019-02-07</text:p>
          </table:table-cell>
          <table:table-cell table:formula="of:=[.C135]-[.C134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2</text:p>
          </table:table-cell>
          <table:table-cell office:value-type="date" office:date-value="2019-03-25" calcext:value-type="date">
            <text:p>2019-03-25</text:p>
          </table:table-cell>
          <table:table-cell table:formula="of:=[.C136]-[.C135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3</text:p>
          </table:table-cell>
          <table:table-cell office:value-type="date" office:date-value="2019-05-13" calcext:value-type="date">
            <text:p>2019-05-13</text:p>
          </table:table-cell>
          <table:table-cell table:formula="of:=[.C137]-[.C136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3.1</text:p>
          </table:table-cell>
          <table:table-cell office:value-type="date" office:date-value="2019-05-24" calcext:value-type="date">
            <text:p>2019-05-24</text:p>
          </table:table-cell>
          <table:table-cell table:formula="of:=[.C138]-[.C136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3</text:p>
          </table:table-cell>
          <table:table-cell office:value-type="date" office:date-value="2019-05-28" calcext:value-type="date">
            <text:p>2019-05-28</text:p>
          </table:table-cell>
          <table:table-cell table:formula="of:=[.C139]-[.C137]" office:value-type="float" office:value="15" calcext:value-type="float">
            <text:p>15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3.1</text:p>
          </table:table-cell>
          <table:table-cell office:value-type="date" office:date-value="2019-05-29" calcext:value-type="date">
            <text:p>2019-05-29</text:p>
          </table:table-cell>
          <table:table-cell table:formula="of:=[.C140]-[.C139]" office:value-type="float" office:value="1" calcext:value-type="float">
            <text:p>1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</text:p>
          </table:table-cell>
          <table:table-cell office:value-type="date" office:date-value="2019-07-22" calcext:value-type="date">
            <text:p>2019-07-22</text:p>
          </table:table-cell>
          <table:table-cell table:formula="of:=[.C141]-[.C139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1</text:p>
          </table:table-cell>
          <table:table-cell office:value-type="date" office:date-value="2019-08-26" calcext:value-type="date">
            <text:p>2019-08-26</text:p>
          </table:table-cell>
          <table:table-cell table:formula="of:=[.C142]-[.C141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2</text:p>
          </table:table-cell>
          <table:table-cell office:value-type="date" office:date-value="2019-09-26" calcext:value-type="date">
            <text:p>2019-09-26</text:p>
          </table:table-cell>
          <table:table-cell table:formula="of:=[.C143]-[.C142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3</text:p>
          </table:table-cell>
          <table:table-cell office:value-type="date" office:date-value="2019-10-28" calcext:value-type="date">
            <text:p>2019-10-28</text:p>
          </table:table-cell>
          <table:table-cell table:formula="of:=[.C144]-[.C14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4</text:p>
          </table:table-cell>
          <table:table-cell office:value-type="date" office:date-value="2019-12-10" calcext:value-type="date">
            <text:p>2019-12-10</text:p>
          </table:table-cell>
          <table:table-cell table:formula="of:=[.C145]-[.C144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5</text:p>
          </table:table-cell>
          <table:table-cell office:value-type="date" office:date-value="2020-01-28" calcext:value-type="date">
            <text:p>2020-01-28</text:p>
          </table:table-cell>
          <table:table-cell table:formula="of:=[.C146]-[.C145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6</text:p>
          </table:table-cell>
          <table:table-cell office:value-type="date" office:date-value="2020-03-24" calcext:value-type="date">
            <text:p>2020-03-24</text:p>
          </table:table-cell>
          <table:table-cell table:formula="of:=[.C147]-[.C146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7</text:p>
          </table:table-cell>
          <table:table-cell office:value-type="date" office:date-value="2020-05-20" calcext:value-type="date">
            <text:p>2020-05-20</text:p>
          </table:table-cell>
          <table:table-cell table:formula="of:=[.C148]-[.C147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8</text:p>
          </table:table-cell>
          <table:table-cell office:value-type="date" office:date-value="2020-07-15" calcext:value-type="date">
            <text:p>2020-07-15</text:p>
          </table:table-cell>
          <table:table-cell table:formula="of:=[.C149]-[.C148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4.9</text:p>
          </table:table-cell>
          <table:table-cell office:value-type="date" office:date-value="2020-11-05" calcext:value-type="date">
            <text:p>2020-11-05</text:p>
          </table:table-cell>
          <table:table-cell table:formula="of:=[.C150]-[.C149]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</text:p>
          </table:table-cell>
          <table:table-cell office:value-type="date" office:date-value="2020-12-14" calcext:value-type="date">
            <text:p>2020-12-14</text:p>
          </table:table-cell>
          <table:table-cell table:formula="of:=[.C151]-[.C150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1</text:p>
          </table:table-cell>
          <table:table-cell office:value-type="date" office:date-value="2021-01-11" calcext:value-type="date">
            <text:p>2021-01-11</text:p>
          </table:table-cell>
          <table:table-cell table:formula="of:=[.C152]-[.C151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2</text:p>
          </table:table-cell>
          <table:table-cell office:value-type="date" office:date-value="2021-03-26" calcext:value-type="date">
            <text:p>2021-03-26</text:p>
          </table:table-cell>
          <table:table-cell table:formula="of:=[.C153]-[.C152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3</text:p>
          </table:table-cell>
          <table:table-cell office:value-type="date" office:date-value="2021-05-03" calcext:value-type="date">
            <text:p>2021-05-03</text:p>
          </table:table-cell>
          <table:table-cell table:formula="of:=[.C154]-[.C153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4</text:p>
          </table:table-cell>
          <table:table-cell office:value-type="date" office:date-value="2021-06-14" calcext:value-type="date">
            <text:p>2021-06-14</text:p>
          </table:table-cell>
          <table:table-cell table:formula="of:=[.C155]-[.C154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5</text:p>
          </table:table-cell>
          <table:table-cell office:value-type="date" office:date-value="2021-09-23" calcext:value-type="date">
            <text:p>2021-09-23</text:p>
          </table:table-cell>
          <table:table-cell table:formula="of:=[.C156]-[.C155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6</text:p>
          </table:table-cell>
          <table:table-cell office:value-type="date" office:date-value="2022-08-31" calcext:value-type="date">
            <text:p>2022-08-31</text:p>
          </table:table-cell>
          <table:table-cell table:formula="of:=[.C157]-[.C156]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office:value-type="string" calcext:value-type="string">
            <text:p>12.5.7</text:p>
          </table:table-cell>
          <table:table-cell office:value-type="date" office:date-value="2023-01-23" calcext:value-type="date">
            <text:p>2023-01-23</text:p>
          </table:table-cell>
          <table:table-cell table:formula="of:=[.C158]-[.C157]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0</text:p>
          </table:table-cell>
          <table:table-cell office:value-type="date" office:date-value="2019-09-19" calcext:value-type="date">
            <text:p>2019-09-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1</text:p>
          </table:table-cell>
          <table:table-cell office:value-type="date" office:date-value="2019-09-24" calcext:value-type="date">
            <text:p>2019-09-24</text:p>
          </table:table-cell>
          <table:table-cell table:formula="of:=[.C160]-[.C15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1.1</text:p>
          </table:table-cell>
          <table:table-cell office:value-type="date" office:date-value="2019-09-27" calcext:value-type="date">
            <text:p>2019-09-27</text:p>
          </table:table-cell>
          <table:table-cell table:formula="of:=[.C161]-[.C16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1.2</text:p>
          </table:table-cell>
          <table:table-cell office:value-type="date" office:date-value="2019-09-30" calcext:value-type="date">
            <text:p>2019-09-30</text:p>
          </table:table-cell>
          <table:table-cell table:formula="of:=[.C162]-[.C16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1.3</text:p>
          </table:table-cell>
          <table:table-cell office:value-type="date" office:date-value="2019-10-15" calcext:value-type="date">
            <text:p>2019-10-15</text:p>
          </table:table-cell>
          <table:table-cell table:formula="of:=[.C163]-[.C16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2</text:p>
          </table:table-cell>
          <table:table-cell office:value-type="date" office:date-value="2019-10-28" calcext:value-type="date">
            <text:p>2019-10-28</text:p>
          </table:table-cell>
          <table:table-cell table:formula="of:=[.C164]-[.C16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2.1</text:p>
          </table:table-cell>
          <table:table-cell office:value-type="date" office:date-value="2019-10-30" calcext:value-type="date">
            <text:p>2019-10-30</text:p>
          </table:table-cell>
          <table:table-cell table:formula="of:=[.C165]-[.C16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2.2</text:p>
          </table:table-cell>
          <table:table-cell office:value-type="date" office:date-value="2019-11-07" calcext:value-type="date">
            <text:p>2019-11-07</text:p>
          </table:table-cell>
          <table:table-cell table:formula="of:=[.C166]-[.C16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2.3</text:p>
          </table:table-cell>
          <table:table-cell office:value-type="date" office:date-value="2019-11-18" calcext:value-type="date">
            <text:p>2019-11-18</text:p>
          </table:table-cell>
          <table:table-cell table:formula="of:=[.C167]-[.C1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3</text:p>
          </table:table-cell>
          <table:table-cell office:value-type="date" office:date-value="2019-12-10" calcext:value-type="date">
            <text:p>2019-12-10</text:p>
          </table:table-cell>
          <table:table-cell table:formula="of:=[.C168]-[.C16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3.1</text:p>
          </table:table-cell>
          <table:table-cell office:value-type="date" office:date-value="2020-01-28" calcext:value-type="date">
            <text:p>2020-01-28</text:p>
          </table:table-cell>
          <table:table-cell table:formula="of:=[.C169]-[.C168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4</text:p>
          </table:table-cell>
          <table:table-cell office:value-type="date" office:date-value="2020-03-24" calcext:value-type="date">
            <text:p>2020-03-24</text:p>
          </table:table-cell>
          <table:table-cell table:formula="of:=[.C170]-[.C169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4.1</text:p>
          </table:table-cell>
          <table:table-cell office:value-type="date" office:date-value="2020-04-07" calcext:value-type="date">
            <text:p>2020-04-07</text:p>
          </table:table-cell>
          <table:table-cell table:formula="of:=[.C171]-[.C17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4</text:p>
          </table:table-cell>
          <table:table-cell office:value-type="date" office:date-value="2020-04-15" calcext:value-type="date">
            <text:p>2020-04-15</text:p>
          </table:table-cell>
          <table:table-cell table:formula="of:=[.C172]-[.C170]" office:value-type="float" office:value="22" calcext:value-type="float">
            <text:p>22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4.1</text:p>
          </table:table-cell>
          <table:table-cell office:value-type="date" office:date-value="2020-04-23" calcext:value-type="date">
            <text:p>2020-04-23</text:p>
          </table:table-cell>
          <table:table-cell table:formula="of:=[.C173]-[.C172]" office:value-type="float" office:value="8" calcext:value-type="float">
            <text:p>8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5</text:p>
          </table:table-cell>
          <table:table-cell office:value-type="date" office:date-value="2020-05-20" calcext:value-type="date">
            <text:p>2020-05-20</text:p>
          </table:table-cell>
          <table:table-cell table:formula="of:=[.C174]-[.C173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5.1</text:p>
          </table:table-cell>
          <table:table-cell office:value-type="date" office:date-value="2020-06-01" calcext:value-type="date">
            <text:p>2020-06-01</text:p>
          </table:table-cell>
          <table:table-cell table:formula="of:=[.C175]-[.C17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6</text:p>
          </table:table-cell>
          <table:table-cell office:value-type="date" office:date-value="2020-07-15" calcext:value-type="date">
            <text:p>2020-07-15</text:p>
          </table:table-cell>
          <table:table-cell table:formula="of:=[.C176]-[.C175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6.1</text:p>
          </table:table-cell>
          <table:table-cell office:value-type="date" office:date-value="2020-08-12" calcext:value-type="date">
            <text:p>2020-08-12</text:p>
          </table:table-cell>
          <table:table-cell table:formula="of:=[.C177]-[.C176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office:value-type="string" calcext:value-type="string">
            <text:p>13.7</text:p>
          </table:table-cell>
          <table:table-cell office:value-type="date" office:date-value="2020-09-01" calcext:value-type="date">
            <text:p>2020-09-01</text:p>
          </table:table-cell>
          <table:table-cell table:formula="of:=[.C178]-[.C17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0</text:p>
          </table:table-cell>
          <table:table-cell office:value-type="date" office:date-value="2020-09-16" calcext:value-type="date">
            <text:p>2020-09-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0.1</text:p>
          </table:table-cell>
          <table:table-cell office:value-type="date" office:date-value="2020-09-24" calcext:value-type="date">
            <text:p>2020-09-24</text:p>
          </table:table-cell>
          <table:table-cell table:formula="of:=[.C180]-[.C17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1</text:p>
          </table:table-cell>
          <table:table-cell office:value-type="date" office:date-value="2020-10-20" calcext:value-type="date">
            <text:p>2020-10-20</text:p>
          </table:table-cell>
          <table:table-cell table:formula="of:=[.C181]-[.C180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2</text:p>
          </table:table-cell>
          <table:table-cell office:value-type="date" office:date-value="2020-11-05" calcext:value-type="date">
            <text:p>2020-11-05</text:p>
          </table:table-cell>
          <table:table-cell table:formula="of:=[.C182]-[.C181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2</text:p>
          </table:table-cell>
          <table:table-cell office:value-type="date" office:date-value="2020-11-18" calcext:value-type="date">
            <text:p>2020-11-18</text:p>
          </table:table-cell>
          <table:table-cell table:formula="of:=[.C183]-[.C182]" office:value-type="float" office:value="13" calcext:value-type="float">
            <text:p>13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2.1</text:p>
          </table:table-cell>
          <table:table-cell office:value-type="date" office:date-value="2020-11-19" calcext:value-type="date">
            <text:p>2020-11-19</text:p>
          </table:table-cell>
          <table:table-cell table:formula="of:=[.C184]-[.C18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3</text:p>
          </table:table-cell>
          <table:table-cell office:value-type="date" office:date-value="2020-12-14" calcext:value-type="date">
            <text:p>2020-12-14</text:p>
          </table:table-cell>
          <table:table-cell table:formula="of:=[.C185]-[.C184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4</text:p>
          </table:table-cell>
          <table:table-cell office:value-type="date" office:date-value="2021-01-26" calcext:value-type="date">
            <text:p>2021-01-26</text:p>
          </table:table-cell>
          <table:table-cell table:formula="of:=[.C186]-[.C18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4.1</text:p>
          </table:table-cell>
          <table:table-cell office:value-type="date" office:date-value="2021-03-08" calcext:value-type="date">
            <text:p>2021-03-08</text:p>
          </table:table-cell>
          <table:table-cell table:formula="of:=[.C187]-[.C18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4.2</text:p>
          </table:table-cell>
          <table:table-cell office:value-type="date" office:date-value="2021-03-26" calcext:value-type="date">
            <text:p>2021-03-26</text:p>
          </table:table-cell>
          <table:table-cell table:formula="of:=[.C188]-[.C187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5</text:p>
          </table:table-cell>
          <table:table-cell office:value-type="date" office:date-value="2021-04-26" calcext:value-type="date">
            <text:p>2021-04-26</text:p>
          </table:table-cell>
          <table:table-cell table:formula="of:=[.C189]-[.C188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5.1</text:p>
          </table:table-cell>
          <table:table-cell office:value-type="date" office:date-value="2021-05-03" calcext:value-type="date">
            <text:p>2021-05-03</text:p>
          </table:table-cell>
          <table:table-cell table:formula="of:=[.C190]-[.C18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6</text:p>
          </table:table-cell>
          <table:table-cell office:value-type="date" office:date-value="2021-05-24" calcext:value-type="date">
            <text:p>2021-05-24</text:p>
          </table:table-cell>
          <table:table-cell table:formula="of:=[.C191]-[.C19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7</text:p>
          </table:table-cell>
          <table:table-cell office:value-type="date" office:date-value="2021-07-19" calcext:value-type="date">
            <text:p>2021-07-19</text:p>
          </table:table-cell>
          <table:table-cell table:formula="of:=[.C192]-[.C191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7.1</text:p>
          </table:table-cell>
          <table:table-cell office:value-type="date" office:date-value="2021-07-26" calcext:value-type="date">
            <text:p>2021-07-26</text:p>
          </table:table-cell>
          <table:table-cell table:formula="of:=[.C193]-[.C1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8</text:p>
          </table:table-cell>
          <table:table-cell office:value-type="date" office:date-value="2021-09-13" calcext:value-type="date">
            <text:p>2021-09-13</text:p>
          </table:table-cell>
          <table:table-cell table:formula="of:=[.C194]-[.C193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office:value-type="string" calcext:value-type="string">
            <text:p>14.8.1</text:p>
          </table:table-cell>
          <table:table-cell office:value-type="date" office:date-value="2021-10-26" calcext:value-type="date">
            <text:p>2021-10-26</text:p>
          </table:table-cell>
          <table:table-cell table:formula="of:=[.C195]-[.C194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0.1</text:p>
          </table:table-cell>
          <table:table-cell office:value-type="date" office:date-value="2021-10-01" calcext:value-type="date">
            <text:p>2021-10-01</text:p>
          </table:table-cell>
          <table:table-cell table:formula="of:=[.C197]-[.C19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0.2</text:p>
          </table:table-cell>
          <table:table-cell office:value-type="date" office:date-value="2021-10-11" calcext:value-type="date">
            <text:p>2021-10-11</text:p>
          </table:table-cell>
          <table:table-cell table:formula="of:=[.C198]-[.C19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1</text:p>
          </table:table-cell>
          <table:table-cell office:value-type="date" office:date-value="2021-10-25" calcext:value-type="date">
            <text:p>2021-10-25</text:p>
          </table:table-cell>
          <table:table-cell table:formula="of:=[.C199]-[.C19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1.1</text:p>
          </table:table-cell>
          <table:table-cell office:value-type="date" office:date-value="2021-11-17" calcext:value-type="date">
            <text:p>2021-11-17</text:p>
          </table:table-cell>
          <table:table-cell table:formula="of:=[.C200]-[.C199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2</text:p>
          </table:table-cell>
          <table:table-cell office:value-type="date" office:date-value="2021-12-13" calcext:value-type="date">
            <text:p>2021-12-13</text:p>
          </table:table-cell>
          <table:table-cell table:formula="of:=[.C201]-[.C200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2.1</text:p>
          </table:table-cell>
          <table:table-cell office:value-type="date" office:date-value="2022-01-12" calcext:value-type="date">
            <text:p>2022-01-12</text:p>
          </table:table-cell>
          <table:table-cell table:formula="of:=[.C202]-[.C20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3</text:p>
          </table:table-cell>
          <table:table-cell office:value-type="date" office:date-value="2022-01-12" calcext:value-type="date">
            <text:p>2022-01-12</text:p>
          </table:table-cell>
          <table:table-cell table:formula="of:=[.C203]-[.C2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3.1</text:p>
          </table:table-cell>
          <table:table-cell office:value-type="date" office:date-value="2022-02-10" calcext:value-type="date">
            <text:p>2022-02-10</text:p>
          </table:table-cell>
          <table:table-cell table:formula="of:=[.C204]-[.C203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4</text:p>
          </table:table-cell>
          <table:table-cell office:value-type="date" office:date-value="2022-03-14" calcext:value-type="date">
            <text:p>2022-03-14</text:p>
          </table:table-cell>
          <table:table-cell table:formula="of:=[.C205]-[.C20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4.1</text:p>
          </table:table-cell>
          <table:table-cell office:value-type="date" office:date-value="2022-03-31" calcext:value-type="date">
            <text:p>2022-03-31</text:p>
          </table:table-cell>
          <table:table-cell table:formula="of:=[.C206]-[.C205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5</text:p>
          </table:table-cell>
          <table:table-cell office:value-type="date" office:date-value="2022-05-16" calcext:value-type="date">
            <text:p>2022-05-16</text:p>
          </table:table-cell>
          <table:table-cell table:formula="of:=[.C207]-[.C20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6</text:p>
          </table:table-cell>
          <table:table-cell office:value-type="date" office:date-value="2022-07-20" calcext:value-type="date">
            <text:p>2022-07-20</text:p>
          </table:table-cell>
          <table:table-cell table:formula="of:=[.C208]-[.C207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6.1</text:p>
          </table:table-cell>
          <table:table-cell office:value-type="date" office:date-value="2022-08-17" calcext:value-type="date">
            <text:p>2022-08-17</text:p>
          </table:table-cell>
          <table:table-cell table:formula="of:=[.C209]-[.C208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</text:p>
          </table:table-cell>
          <table:table-cell office:value-type="date" office:date-value="2022-09-12" calcext:value-type="date">
            <text:p>2022-09-12</text:p>
          </table:table-cell>
          <table:table-cell table:formula="of:=[.C210]-[.C20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1</text:p>
          </table:table-cell>
          <table:table-cell office:value-type="date" office:date-value="2022-10-27" calcext:value-type="date">
            <text:p>2022-10-27</text:p>
          </table:table-cell>
          <table:table-cell table:formula="of:=[.C211]-[.C21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2</text:p>
          </table:table-cell>
          <table:table-cell office:value-type="date" office:date-value="2022-12-13" calcext:value-type="date">
            <text:p>2022-12-13</text:p>
          </table:table-cell>
          <table:table-cell table:formula="of:=[.C212]-[.C211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3</text:p>
          </table:table-cell>
          <table:table-cell office:value-type="date" office:date-value="2023-01-23" calcext:value-type="date">
            <text:p>2023-01-23</text:p>
          </table:table-cell>
          <table:table-cell table:formula="of:=[.C213]-[.C212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4</text:p>
          </table:table-cell>
          <table:table-cell office:value-type="date" office:date-value="2023-03-27" calcext:value-type="date">
            <text:p>2023-03-27</text:p>
          </table:table-cell>
          <table:table-cell table:formula="of:=[.C214]-[.C213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5</text:p>
          </table:table-cell>
          <table:table-cell office:value-type="date" office:date-value="2023-04-10" calcext:value-type="date">
            <text:p>2023-04-10</text:p>
          </table:table-cell>
          <table:table-cell table:formula="of:=[.C215]-[.C21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6</text:p>
          </table:table-cell>
          <table:table-cell office:value-type="date" office:date-value="2023-05-18" calcext:value-type="date">
            <text:p>2023-05-18</text:p>
          </table:table-cell>
          <table:table-cell table:formula="of:=[.C216]-[.C215]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7</text:p>
          </table:table-cell>
          <table:table-cell office:value-type="date" office:date-value="2023-06-21" calcext:value-type="date">
            <text:p>2023-06-21</text:p>
          </table:table-cell>
          <table:table-cell table:formula="of:=[.C217]-[.C216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office:value-type="string" calcext:value-type="string">
            <text:p>15.7.8</text:p>
          </table:table-cell>
          <table:table-cell office:value-type="date" office:date-value="2023-07-24" calcext:value-type="date">
            <text:p>2023-07-24</text:p>
          </table:table-cell>
          <table:table-cell table:formula="of:=[.C218]-[.C21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</text:p>
          </table:table-cell>
          <table:table-cell office:value-type="date" office:date-value="2022-09-12" calcext:value-type="date">
            <text:p>2022-09-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0.1</text:p>
          </table:table-cell>
          <table:table-cell office:value-type="date" office:date-value="2022-09-15" calcext:value-type="date">
            <text:p>2022-09-15</text:p>
          </table:table-cell>
          <table:table-cell table:formula="of:=[.C220]-[.C21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0.2</text:p>
          </table:table-cell>
          <table:table-cell office:value-type="date" office:date-value="2022-09-22" calcext:value-type="date">
            <text:p>2022-09-22</text:p>
          </table:table-cell>
          <table:table-cell table:formula="of:=[.C221]-[.C22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0.3</text:p>
          </table:table-cell>
          <table:table-cell office:value-type="date" office:date-value="2022-10-10" calcext:value-type="date">
            <text:p>2022-10-10</text:p>
          </table:table-cell>
          <table:table-cell table:formula="of:=[.C222]-[.C22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1</text:p>
          </table:table-cell>
          <table:table-cell office:value-type="date" office:date-value="2022-10-24" calcext:value-type="date">
            <text:p>2022-10-24</text:p>
          </table:table-cell>
          <table:table-cell table:formula="of:=[.C223]-[.C22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1.1</text:p>
          </table:table-cell>
          <table:table-cell office:value-type="date" office:date-value="2022-11-09" calcext:value-type="date">
            <text:p>2022-11-09</text:p>
          </table:table-cell>
          <table:table-cell table:formula="of:=[.C224]-[.C223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1.2</text:p>
          </table:table-cell>
          <table:table-cell office:value-type="date" office:date-value="2022-11-30" calcext:value-type="date">
            <text:p>2022-11-30</text:p>
          </table:table-cell>
          <table:table-cell table:formula="of:=[.C225]-[.C22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2</text:p>
          </table:table-cell>
          <table:table-cell office:value-type="date" office:date-value="2022-12-13" calcext:value-type="date">
            <text:p>2022-12-13</text:p>
          </table:table-cell>
          <table:table-cell table:formula="of:=[.C226]-[.C225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3</text:p>
          </table:table-cell>
          <table:table-cell office:value-type="date" office:date-value="2023-01-23" calcext:value-type="date">
            <text:p>2023-01-23</text:p>
          </table:table-cell>
          <table:table-cell table:formula="of:=[.C227]-[.C226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3.1</text:p>
          </table:table-cell>
          <table:table-cell office:value-type="date" office:date-value="2023-02-13" calcext:value-type="date">
            <text:p>2023-02-13</text:p>
          </table:table-cell>
          <table:table-cell table:formula="of:=[.C228]-[.C22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4</text:p>
          </table:table-cell>
          <table:table-cell office:value-type="date" office:date-value="2023-03-27" calcext:value-type="date">
            <text:p>2023-03-27</text:p>
          </table:table-cell>
          <table:table-cell table:formula="of:=[.C229]-[.C228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4.1</text:p>
          </table:table-cell>
          <table:table-cell office:value-type="date" office:date-value="2023-04-07" calcext:value-type="date">
            <text:p>2023-04-07</text:p>
          </table:table-cell>
          <table:table-cell table:formula="of:=[.C230]-[.C22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5</text:p>
          </table:table-cell>
          <table:table-cell office:value-type="date" office:date-value="2023-05-18" calcext:value-type="date">
            <text:p>2023-05-18</text:p>
          </table:table-cell>
          <table:table-cell table:formula="of:=[.C231]-[.C230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5.1</text:p>
          </table:table-cell>
          <table:table-cell office:value-type="date" office:date-value="2023-06-21" calcext:value-type="date">
            <text:p>2023-06-21</text:p>
          </table:table-cell>
          <table:table-cell table:formula="of:=[.C232]-[.C231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5.1(a)</text:p>
          </table:table-cell>
          <table:table-cell office:value-type="date" office:date-value="2023-07-10" calcext:value-type="date">
            <text:p>2023-07-10</text:p>
          </table:table-cell>
          <table:table-cell table:formula="of:=[.C233]-[.C23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5.1(c)</text:p>
          </table:table-cell>
          <table:table-cell office:value-type="date" office:date-value="2023-07-12" calcext:value-type="date">
            <text:p>2023-07-12</text:p>
          </table:table-cell>
          <table:table-cell table:formula="of:=[.C234]-[.C233]" office:value-type="float" office:value="2" calcext:value-type="float">
            <text:p>2</text:p>
          </table:table-cell>
          <table:table-cell office:value-type="string" calcext:value-type="string">
            <text:p>there is no (b)</text:p>
          </table:table-cell>
        </table:table-row>
        <table:table-row table:style-name="ro1">
          <table:table-cell office:value-type="string" calcext:value-type="string">
            <text:p>iOS 16</text:p>
          </table:table-cell>
          <table:table-cell office:value-type="string" calcext:value-type="string">
            <text:p>16.6</text:p>
          </table:table-cell>
          <table:table-cell office:value-type="date" office:date-value="2023-07-24" calcext:value-type="date">
            <text:p>2023-07-24</text:p>
          </table:table-cell>
          <table:table-cell table:formula="of:=[.C235]-[.C23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OS 17</text:p>
          </table:table-cell>
          <table:table-cell office:value-type="string" calcext:value-type="string">
            <text:p>17</text:p>
          </table:table-cell>
          <table:table-cell office:value-type="date" office:date-value="2023-09-18" calcext:value-type="date">
            <text:p>2023-09-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OS 17</text:p>
          </table:table-cell>
          <table:table-cell office:value-type="string" calcext:value-type="string">
            <text:p>17.0.1</text:p>
          </table:table-cell>
          <table:table-cell office:value-type="date" office:date-value="2023-09-21" calcext:value-type="date">
            <text:p>2023-09-21</text:p>
          </table:table-cell>
          <table:table-cell table:formula="of:=[.C237]-[.C23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OS 17</text:p>
          </table:table-cell>
          <table:table-cell office:value-type="string" calcext:value-type="string">
            <text:p>17.0.2</text:p>
          </table:table-cell>
          <table:table-cell office:value-type="date" office:date-value="2023-09-21" calcext:value-type="date">
            <text:p>2023-09-21</text:p>
          </table:table-cell>
          <table:table-cell table:formula="of:=[.C238]-[.C237]" office:value-type="float" office:value="0" calcext:value-type="float">
            <text:p>0</text:p>
          </table:table-cell>
          <table:table-cell office:value-type="string" calcext:value-type="string">
            <text:p>specific hardware</text:p>
          </table:table-cell>
        </table:table-row>
        <table:table-row table:style-name="ro1">
          <table:table-cell office:value-type="string" calcext:value-type="string">
            <text:p>iOS 17</text:p>
          </table:table-cell>
          <table:table-cell office:value-type="string" calcext:value-type="string">
            <text:p>17.0.2</text:p>
          </table:table-cell>
          <table:table-cell office:value-type="date" office:date-value="2023-09-26" calcext:value-type="date">
            <text:p>2023-09-26</text:p>
          </table:table-cell>
          <table:table-cell table:formula="of:=[.C239]-[.C238]" office:value-type="float" office:value="5" calcext:value-type="float">
            <text:p>5</text:p>
          </table:table-cell>
          <table:table-cell office:value-type="string" calcext:value-type="string">
            <text:p>more hardware</text:p>
          </table:table-cell>
        </table:table-row>
        <table:table-row table:style-name="ro1">
          <table:table-cell office:value-type="string" calcext:value-type="string">
            <text:p>iOS 17</text:p>
          </table:table-cell>
          <table:table-cell office:value-type="string" calcext:value-type="string">
            <text:p>17.0.3</text:p>
          </table:table-cell>
          <table:table-cell office:value-type="date" office:date-value="2023-10-04" calcext:value-type="date">
            <text:p>2023-10-04</text:p>
          </table:table-cell>
          <table:table-cell table:formula="of:=[.C240]-[.C23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OS 17</text:p>
          </table:table-cell>
          <table:table-cell office:value-type="string" calcext:value-type="string">
            <text:p>17.1</text:p>
          </table:table-cell>
          <table:table-cell office:value-type="date" office:date-value="2023-10-25" calcext:value-type="date">
            <text:p>2023-10-25</text:p>
          </table:table-cell>
          <table:table-cell table:formula="of:=[.C241]-[.C24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7</text:p>
          </table:table-cell>
          <table:table-cell office:value-type="string" calcext:value-type="string">
            <text:p>17.1.1</text:p>
          </table:table-cell>
          <table:table-cell office:value-type="date" office:date-value="2023-11-07" calcext:value-type="date">
            <text:p>2023-11-07</text:p>
          </table:table-cell>
          <table:table-cell table:formula="of:=[.C242]-[.C241]" office:value-type="float" office:value="13" calcext:value-type="float">
            <text:p>13</text:p>
          </table:table-cell>
          <table:table-cell/>
        </table:table-row>
        <table:table-row table:style-name="ro1" table:number-rows-repeated="10483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un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number-of-updates</text:p>
          </table:table-cell>
          <table:table-cell office:value-type="string" calcext:value-type="string">
            <text:p>number-of-updates-within-first-30-days</text:p>
          </table:table-cell>
          <table:table-cell office:value-type="string" calcext:value-type="string">
            <text:p>number-of-updates-within-first-45-days</text:p>
          </table:table-cell>
        </table:table-row>
        <table:table-row table:style-name="ro1">
          <table:table-cell office:value-type="string" calcext:value-type="string">
            <text:p>iPhone OS 1</text:p>
          </table:table-cell>
          <table:table-cell table:formula="of:=COUNT([$raw.D3:$raw.D10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Phone OS 2</text:p>
          </table:table-cell>
          <table:table-cell table:formula="of:=COUNT([$raw.D12:$raw.D17])" office:value-type="float" office:value="6" calcext:value-type="float">
            <text:p>6</text:p>
          </table:table-cell>
          <table:table-cell table:formula="of:=COUNT([$raw.D12])" office:value-type="float" office:value="1" calcext:value-type="float">
            <text:p>1</text:p>
          </table:table-cell>
          <table:table-cell table:formula="of:=COUNT([$raw.D12:.D1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hone OS 3</text:p>
          </table:table-cell>
          <table:table-cell table:formula="of:=COUNT([$raw.D19:$raw.D2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UNT([$raw.D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S 4</text:p>
          </table:table-cell>
          <table:table-cell table:formula="of:=COUNT([$raw.D28:$raw.D43])" office:value-type="float" office:value="16" calcext:value-type="float">
            <text:p>16</text:p>
          </table:table-cell>
          <table:table-cell table:formula="of:=COUNT([$raw.D28])" office:value-type="float" office:value="1" calcext:value-type="float">
            <text:p>1</text:p>
          </table:table-cell>
          <table:table-cell table:formula="of:=COUNT([$raw.D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S 5</text:p>
          </table:table-cell>
          <table:table-cell table:formula="of:=COUNT([$raw.D45:$raw.D49])" office:value-type="float" office:value="5" calcext:value-type="float">
            <text:p>5</text:p>
          </table:table-cell>
          <table:table-cell table:formula="of:=COUNT([$raw.D45])" office:value-type="float" office:value="1" calcext:value-type="float">
            <text:p>1</text:p>
          </table:table-cell>
          <table:table-cell table:formula="of:=COUNT([$raw.D4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S 6</text:p>
          </table:table-cell>
          <table:table-cell table:formula="of:=COUNT([$raw.D51:.D59]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UNT([$raw.D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S 7</text:p>
          </table:table-cell>
          <table:table-cell table:formula="of:=COUNT([$raw.D61:.D69])" office:value-type="float" office:value="9" calcext:value-type="float">
            <text:p>9</text:p>
          </table:table-cell>
          <table:table-cell table:formula="of:=COUNT([$raw.D61:.D62])" office:value-type="float" office:value="2" calcext:value-type="float">
            <text:p>2</text:p>
          </table:table-cell>
          <table:table-cell table:formula="of:=COUNT([$raw.D61:.D6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OS 8</text:p>
          </table:table-cell>
          <table:table-cell table:formula="of:=COUNT([$raw.D71:.D80])" office:value-type="float" office:value="10" calcext:value-type="float">
            <text:p>10</text:p>
          </table:table-cell>
          <table:table-cell table:formula="of:=COUNT([$raw.D71:.D72])" office:value-type="float" office:value="2" calcext:value-type="float">
            <text:p>2</text:p>
          </table:table-cell>
          <table:table-cell table:formula="of:=COUNT([$raw.D71:.D7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OS 9</text:p>
          </table:table-cell>
          <table:table-cell table:formula="of:=COUNT([$raw.D82:.D99])" office:value-type="float" office:value="18" calcext:value-type="float">
            <text:p>18</text:p>
          </table:table-cell>
          <table:table-cell table:formula="of:=COUNT([$raw.D82:.D84])" office:value-type="float" office:value="3" calcext:value-type="float">
            <text:p>3</text:p>
          </table:table-cell>
          <table:table-cell table:formula="of:=COUNT([$raw.D82:.D8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S 10</text:p>
          </table:table-cell>
          <table:table-cell table:formula="of:=COUNT([$raw.D101:.D111])" office:value-type="float" office:value="11" calcext:value-type="float">
            <text:p>11</text:p>
          </table:table-cell>
          <table:table-cell table:formula="of:=COUNT([$raw.D101:.D102])" office:value-type="float" office:value="2" calcext:value-type="float">
            <text:p>2</text:p>
          </table:table-cell>
          <table:table-cell table:formula="of:=COUNT([$raw.D101:.D1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S 11</text:p>
          </table:table-cell>
          <table:table-cell table:formula="of:=COUNT([$raw.D113:.D127])" office:value-type="float" office:value="15" calcext:value-type="float">
            <text:p>15</text:p>
          </table:table-cell>
          <table:table-cell table:formula="of:=COUNT([$raw.D113])" office:value-type="float" office:value="1" calcext:value-type="float">
            <text:p>1</text:p>
          </table:table-cell>
          <table:table-cell table:formula="of:=COUNT([$raw.D1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S 12</text:p>
          </table:table-cell>
          <table:table-cell table:formula="of:=COUNT([$raw.D129:.D158])" office:value-type="float" office:value="30" calcext:value-type="float">
            <text:p>30</text:p>
          </table:table-cell>
          <table:table-cell table:formula="of:=COUNT([$raw.D129])" office:value-type="float" office:value="1" calcext:value-type="float">
            <text:p>1</text:p>
          </table:table-cell>
          <table:table-cell table:formula="of:=COUNT([$raw.D129:.D1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S 13</text:p>
          </table:table-cell>
          <table:table-cell table:formula="of:=COUNT([$raw.D160:.D178])" office:value-type="float" office:value="19" calcext:value-type="float">
            <text:p>19</text:p>
          </table:table-cell>
          <table:table-cell table:formula="of:=COUNT([$raw.D160:.D163])" office:value-type="float" office:value="4" calcext:value-type="float">
            <text:p>4</text:p>
          </table:table-cell>
          <table:table-cell table:formula="of:=COUNT([$raw.D160:.D16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OS 14</text:p>
          </table:table-cell>
          <table:table-cell table:formula="of:=COUNT([$raw.D180:.D195])" office:value-type="float" office:value="16" calcext:value-type="float">
            <text:p>16</text:p>
          </table:table-cell>
          <table:table-cell table:formula="of:=COUNT([$raw.D180])" office:value-type="float" office:value="1" calcext:value-type="float">
            <text:p>1</text:p>
          </table:table-cell>
          <table:table-cell table:formula="of:=COUNT([$raw.D180:.D18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S 15</text:p>
          </table:table-cell>
          <table:table-cell table:formula="of:=COUNT([$raw.D197:.D218])" office:value-type="float" office:value="22" calcext:value-type="float">
            <text:p>22</text:p>
          </table:table-cell>
          <table:table-cell table:formula="of:=COUNT([$raw.D197:.D198])" office:value-type="float" office:value="2" calcext:value-type="float">
            <text:p>2</text:p>
          </table:table-cell>
          <table:table-cell table:formula="of:=COUNT([$raw.D197:.D19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OS 16</text:p>
          </table:table-cell>
          <table:table-cell table:formula="of:=COUNT([$raw.D220:.D235])" office:value-type="float" office:value="16" calcext:value-type="float">
            <text:p>16</text:p>
          </table:table-cell>
          <table:table-cell table:formula="of:=COUNT([$raw.D220:.D222])" office:value-type="float" office:value="3" calcext:value-type="float">
            <text:p>3</text:p>
          </table:table-cell>
          <table:table-cell table:formula="of:=COUNT([$raw.D220:.D22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S 17</text:p>
          </table:table-cell>
          <table:table-cell table:formula="of:=COUNT([$raw.D237:.D242])" office:value-type="float" office:value="6" calcext:value-type="float">
            <text:p>6</text:p>
          </table:table-cell>
          <table:table-cell table:formula="of:=COUNT([$raw.D237:.D242])" office:value-type="float" office:value="6" calcext:value-type="float">
            <text:p>6</text:p>
          </table:table-cell>
          <table:table-cell table:formula="of:=COUNT([$raw.D237:.D242])" office:value-type="float" office:value="6" calcext:value-type="float">
            <text:p>6</text:p>
          </table:table-cell>
        </table:table-row>
      </table:table>
      <table:table table:name="sta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ajor-version</text:p>
          </table:table-cell>
          <table:table-cell office:value-type="string" calcext:value-type="string">
            <text:p>total-days-between-all-updates</text:p>
          </table:table-cell>
          <table:table-cell office:value-type="string" calcext:value-type="string">
            <text:p>average-days-between-updates</text:p>
          </table:table-cell>
          <table:table-cell office:value-type="string" calcext:value-type="string">
            <text:p>most-days-between-updates</text:p>
          </table:table-cell>
          <table:table-cell office:value-type="string" calcext:value-type="string">
            <text:p>least-days-between-updates</text:p>
          </table:table-cell>
          <table:table-cell office:value-type="string" calcext:value-type="string">
            <text:p>median-days-between-updates</text:p>
          </table:table-cell>
          <table:table-cell/>
        </table:table-row>
        <table:table-row table:style-name="ro1">
          <table:table-cell office:value-type="string" calcext:value-type="string">
            <text:p>iPhone OS 1</text:p>
          </table:table-cell>
          <table:table-cell table:formula="of:=SUM([$raw.D3:$raw.D10])" office:value-type="float" office:value="382" calcext:value-type="float">
            <text:p>382</text:p>
          </table:table-cell>
          <table:table-cell table:formula="of:=AVERAGE([$raw.D3:$raw.D10])" office:value-type="float" office:value="47.75" calcext:value-type="float">
            <text:p>47.75</text:p>
          </table:table-cell>
          <table:table-cell table:formula="of:=MAX([$raw.D3:$raw.D10])" office:value-type="float" office:value="140" calcext:value-type="float">
            <text:p>140</text:p>
          </table:table-cell>
          <table:table-cell table:formula="of:=MIN([$raw.D3:$raw.D10])" office:value-type="float" office:value="13" calcext:value-type="float">
            <text:p>13</text:p>
          </table:table-cell>
          <table:table-cell table:formula="of:=MEDIAN([$raw.D3:$raw.D10]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iPhone OS 2</text:p>
          </table:table-cell>
          <table:table-cell table:formula="of:=SUM([$raw.D12:$raw.D17])" office:value-type="float" office:value="200" calcext:value-type="float">
            <text:p>200</text:p>
          </table:table-cell>
          <table:table-cell table:formula="of:=AVERAGE([$raw.D12:$raw.D17])" office:value-type="float" office:value="33.3333333333333" calcext:value-type="float">
            <text:p>33.3333333333333</text:p>
          </table:table-cell>
          <table:table-cell table:formula="of:=MAX([$raw.D12:$raw.D17])" office:value-type="float" office:value="70" calcext:value-type="float">
            <text:p>70</text:p>
          </table:table-cell>
          <table:table-cell table:formula="of:=MIN([$raw.D12:$raw.D17])" office:value-type="float" office:value="3" calcext:value-type="float">
            <text:p>3</text:p>
          </table:table-cell>
          <table:table-cell table:formula="of:=MEDIAN([$raw.D12:$raw.D17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Phone OS 3</text:p>
          </table:table-cell>
          <table:table-cell table:formula="of:=SUM([$raw.D19:$raw.D26])" office:value-type="float" office:value="420" calcext:value-type="float">
            <text:p>420</text:p>
          </table:table-cell>
          <table:table-cell table:formula="of:=AVERAGE([$raw.D19:$raw.D26])" office:value-type="float" office:value="52.5" calcext:value-type="float">
            <text:p>52.5</text:p>
          </table:table-cell>
          <table:table-cell table:formula="of:=MAX([$raw.D19:$raw.D26])" office:value-type="float" office:value="117" calcext:value-type="float">
            <text:p>117</text:p>
          </table:table-cell>
          <table:table-cell table:formula="of:=MIN([$raw.D19:$raw.D26])" office:value-type="float" office:value="8" calcext:value-type="float">
            <text:p>8</text:p>
          </table:table-cell>
          <table:table-cell table:formula="of:=MEDIAN([$raw.D19:$raw.D26])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iOS 4</text:p>
          </table:table-cell>
          <table:table-cell table:formula="of:=SUM([$raw.D28:$raw.D43])" office:value-type="float" office:value="469" calcext:value-type="float">
            <text:p>469</text:p>
          </table:table-cell>
          <table:table-cell table:formula="of:=AVERAGE([$raw.D28:$raw.D36];[$raw.D38];[$raw.D40];[$raw.D42])" office:value-type="float" office:value="39.0833333333333" calcext:value-type="float">
            <text:p>39.0833333333333</text:p>
          </table:table-cell>
          <table:table-cell table:formula="of:=MAX([$raw.D28:$raw.D43])" office:value-type="float" office:value="102" calcext:value-type="float">
            <text:p>102</text:p>
          </table:table-cell>
          <table:table-cell table:formula="of:=MIN([$raw.D28:$raw.D36];[$raw.D38];[$raw.D40];[$raw.D42])" office:value-type="float" office:value="10" calcext:value-type="float">
            <text:p>10</text:p>
          </table:table-cell>
          <table:table-cell table:formula="of:=MEDIAN([$raw.D28:$raw.D36];[$raw.D38];[$raw.D40];[$raw.D42])" office:value-type="float" office:value="25.5" calcext:value-type="float">
            <text:p>25.5</text:p>
          </table:table-cell>
          <table:table-cell/>
        </table:table-row>
        <table:table-row table:style-name="ro1">
          <table:table-cell office:value-type="string" calcext:value-type="string">
            <text:p>iOS 5</text:p>
          </table:table-cell>
          <table:table-cell table:formula="of:=SUM([$raw.D45:$raw.D49])" office:value-type="float" office:value="226" calcext:value-type="float">
            <text:p>226</text:p>
          </table:table-cell>
          <table:table-cell table:formula="of:=AVERAGE([$raw.D45:$raw.D49])" office:value-type="float" office:value="45.2" calcext:value-type="float">
            <text:p>45.2</text:p>
          </table:table-cell>
          <table:table-cell table:formula="of:=MAX([$raw.D45:$raw.D49])" office:value-type="float" office:value="86" calcext:value-type="float">
            <text:p>86</text:p>
          </table:table-cell>
          <table:table-cell table:formula="of:=MIN([$raw.D45:$raw.D49])" office:value-type="float" office:value="18" calcext:value-type="float">
            <text:p>18</text:p>
          </table:table-cell>
          <table:table-cell table:formula="of:=MEDIAN([$raw.D45:$raw.D49]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iOS 6</text:p>
          </table:table-cell>
          <table:table-cell table:formula="of:=SUM([$raw.D51:.D59])" office:value-type="float" office:value="520" calcext:value-type="float">
            <text:p>520</text:p>
          </table:table-cell>
          <table:table-cell table:formula="of:=AVERAGE([$raw.D51:.D59])" office:value-type="float" office:value="57.7777777777778" calcext:value-type="float">
            <text:p>57.7777777777778</text:p>
          </table:table-cell>
          <table:table-cell table:formula="of:=MAX([$raw.D51:.D59])" office:value-type="float" office:value="196" calcext:value-type="float">
            <text:p>196</text:p>
          </table:table-cell>
          <table:table-cell table:formula="of:=MIN([$raw.D51:.D59])" office:value-type="float" office:value="8" calcext:value-type="float">
            <text:p>8</text:p>
          </table:table-cell>
          <table:table-cell table:formula="of:=MEDIAN([$raw.D51:.D59]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iOS 7</text:p>
          </table:table-cell>
          <table:table-cell table:formula="of:=SUM([$raw.D61:.D69])" office:value-type="float" office:value="285" calcext:value-type="float">
            <text:p>285</text:p>
          </table:table-cell>
          <table:table-cell table:formula="of:=AVERAGE([$raw.D61:.D69])" office:value-type="float" office:value="31.6666666666667" calcext:value-type="float">
            <text:p>31.6666666666667</text:p>
          </table:table-cell>
          <table:table-cell table:formula="of:=MAX([$raw.D61:.D69])" office:value-type="float" office:value="76" calcext:value-type="float">
            <text:p>76</text:p>
          </table:table-cell>
          <table:table-cell table:formula="of:=MIN([$raw.D61:.D69])" office:value-type="float" office:value="2" calcext:value-type="float">
            <text:p>2</text:p>
          </table:table-cell>
          <table:table-cell table:formula="of:=MEDIAN([$raw.D61:.D69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OS 8</text:p>
          </table:table-cell>
          <table:table-cell table:formula="of:=SUM([$raw.D71:.D80])" office:value-type="float" office:value="330" calcext:value-type="float">
            <text:p>330</text:p>
          </table:table-cell>
          <table:table-cell table:formula="of:=AVERAGE([$raw.D71:.D80])" office:value-type="float" office:value="33" calcext:value-type="float">
            <text:p>33</text:p>
          </table:table-cell>
          <table:table-cell table:formula="of:=MAX([$raw.D71:.D80])" office:value-type="float" office:value="83" calcext:value-type="float">
            <text:p>83</text:p>
          </table:table-cell>
          <table:table-cell table:formula="of:=MIN([$raw.D71:.D80])" office:value-type="float" office:value="1" calcext:value-type="float">
            <text:p>1</text:p>
          </table:table-cell>
          <table:table-cell table:formula="of:=MEDIAN([$raw.D71:.D80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iOS 9</text:p>
          </table:table-cell>
          <table:table-cell table:formula="of:=SUM([$raw.D82:.D99])" office:value-type="float" office:value="1405" calcext:value-type="float">
            <text:p>1405</text:p>
          </table:table-cell>
          <table:table-cell table:formula="of:=AVERAGE([$raw.D82:.D99])" office:value-type="float" office:value="78.0555555555556" calcext:value-type="float">
            <text:p>78.0555555555556</text:p>
          </table:table-cell>
          <table:table-cell table:formula="of:=MAX([$raw.D82:.D99])" office:value-type="float" office:value="1061" calcext:value-type="float">
            <text:p>1061</text:p>
          </table:table-cell>
          <table:table-cell table:formula="of:=MIN([$raw.D82:.D99])" office:value-type="float" office:value="1" calcext:value-type="float">
            <text:p>1</text:p>
          </table:table-cell>
          <table:table-cell table:formula="of:=MEDIAN([$raw.D82:.D99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iOS 10</text:p>
          </table:table-cell>
          <table:table-cell table:formula="of:=SUM([$raw.D101:.D111])" office:value-type="float" office:value="309" calcext:value-type="float">
            <text:p>309</text:p>
          </table:table-cell>
          <table:table-cell table:formula="of:=AVERAGE([$raw.D101:.D111])" office:value-type="float" office:value="28.0909090909091" calcext:value-type="float">
            <text:p>28.0909090909091</text:p>
          </table:table-cell>
          <table:table-cell table:formula="of:=MAX([$raw.D101:.D111])" office:value-type="float" office:value="65" calcext:value-type="float">
            <text:p>65</text:p>
          </table:table-cell>
          <table:table-cell table:formula="of:=MIN([$raw.D101:.D111])" office:value-type="float" office:value="0" calcext:value-type="float">
            <text:p>0</text:p>
          </table:table-cell>
          <table:table-cell table:formula="of:=MEDIAN([$raw.D101:.D111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iOS 11</text:p>
          </table:table-cell>
          <table:table-cell table:formula="of:=SUM([$raw.D113:.D127])" office:value-type="float" office:value="355" calcext:value-type="float">
            <text:p>355</text:p>
          </table:table-cell>
          <table:table-cell table:formula="of:=AVERAGE([$raw.D113:.D127])" office:value-type="float" office:value="23.6666666666667" calcext:value-type="float">
            <text:p>23.6666666666667</text:p>
          </table:table-cell>
          <table:table-cell table:formula="of:=MAX([$raw.D113:.D127])" office:value-type="float" office:value="69" calcext:value-type="float">
            <text:p>69</text:p>
          </table:table-cell>
          <table:table-cell table:formula="of:=MIN([$raw.D113:.D127])" office:value-type="float" office:value="7" calcext:value-type="float">
            <text:p>7</text:p>
          </table:table-cell>
          <table:table-cell table:formula="of:=MEDIAN([$raw.D113:.D127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iOS 12</text:p>
          </table:table-cell>
          <table:table-cell table:formula="of:=SUM([$raw.D129:.D158])" office:value-type="float" office:value="1650" calcext:value-type="float">
            <text:p>1650</text:p>
          </table:table-cell>
          <table:table-cell table:formula="of:=AVERAGE([$raw.D129:.D158])" office:value-type="float" office:value="55" calcext:value-type="float">
            <text:p>55</text:p>
          </table:table-cell>
          <table:table-cell table:formula="of:=MAX([$raw.D129:.D158])" office:value-type="float" office:value="342" calcext:value-type="float">
            <text:p>342</text:p>
          </table:table-cell>
          <table:table-cell table:formula="of:=MIN([$raw.D129:.D158])" office:value-type="float" office:value="1" calcext:value-type="float">
            <text:p>1</text:p>
          </table:table-cell>
          <table:table-cell table:formula="of:=MEDIAN([$raw.D129:.D158])" office:value-type="float" office:value="40.5" calcext:value-type="float">
            <text:p>40.5</text:p>
          </table:table-cell>
          <table:table-cell/>
        </table:table-row>
        <table:table-row table:style-name="ro1">
          <table:table-cell office:value-type="string" calcext:value-type="string">
            <text:p>iOS 13</text:p>
          </table:table-cell>
          <table:table-cell table:formula="of:=SUM([$raw.D160:.D178])" office:value-type="float" office:value="362" calcext:value-type="float">
            <text:p>362</text:p>
          </table:table-cell>
          <table:table-cell table:formula="of:=AVERAGE([$raw.D160:.D178])" office:value-type="float" office:value="19.0526315789474" calcext:value-type="float">
            <text:p>19.0526315789474</text:p>
          </table:table-cell>
          <table:table-cell table:formula="of:=MAX([$raw.D160:.D178])" office:value-type="float" office:value="56" calcext:value-type="float">
            <text:p>56</text:p>
          </table:table-cell>
          <table:table-cell table:formula="of:=MIN([$raw.D160:.D178])" office:value-type="float" office:value="2" calcext:value-type="float">
            <text:p>2</text:p>
          </table:table-cell>
          <table:table-cell table:formula="of:=MEDIAN([$raw.D160:.D178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iOS 14</text:p>
          </table:table-cell>
          <table:table-cell table:formula="of:=SUM([$raw.D180:.D195])" office:value-type="float" office:value="405" calcext:value-type="float">
            <text:p>405</text:p>
          </table:table-cell>
          <table:table-cell table:formula="of:=AVERAGE([$raw.D180:.D195])" office:value-type="float" office:value="25.3125" calcext:value-type="float">
            <text:p>25.3125</text:p>
          </table:table-cell>
          <table:table-cell table:formula="of:=MAX([$raw.D180:.D195])" office:value-type="float" office:value="56" calcext:value-type="float">
            <text:p>56</text:p>
          </table:table-cell>
          <table:table-cell table:formula="of:=MIN([$raw.D180:.D195])" office:value-type="float" office:value="1" calcext:value-type="float">
            <text:p>1</text:p>
          </table:table-cell>
          <table:table-cell table:formula="of:=MEDIAN([$raw.D180:.D195]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iOS 15</text:p>
          </table:table-cell>
          <table:table-cell table:formula="of:=SUM([$raw.D197:.D218])" office:value-type="float" office:value="672" calcext:value-type="float">
            <text:p>672</text:p>
          </table:table-cell>
          <table:table-cell table:formula="of:=AVERAGE([$raw.D197:.D218])" office:value-type="float" office:value="30.5454545454545" calcext:value-type="float">
            <text:p>30.5454545454545</text:p>
          </table:table-cell>
          <table:table-cell table:formula="of:=MAX([$raw.D197:.D218])" office:value-type="float" office:value="65" calcext:value-type="float">
            <text:p>65</text:p>
          </table:table-cell>
          <table:table-cell table:formula="of:=MIN([$raw.D197:.D218])" office:value-type="float" office:value="0" calcext:value-type="float">
            <text:p>0</text:p>
          </table:table-cell>
          <table:table-cell table:formula="of:=MEDIAN([$raw.D197:.D218])" office:value-type="float" office:value="29.5" calcext:value-type="float">
            <text:p>29.5</text:p>
          </table:table-cell>
          <table:table-cell/>
        </table:table-row>
        <table:table-row table:style-name="ro1">
          <table:table-cell office:value-type="string" calcext:value-type="string">
            <text:p>iOS 16</text:p>
          </table:table-cell>
          <table:table-cell table:formula="of:=SUM([$raw.D220:.D235])" office:value-type="float" office:value="315" calcext:value-type="float">
            <text:p>315</text:p>
          </table:table-cell>
          <table:table-cell table:formula="of:=AVERAGE([$raw.D220:.D235])" office:value-type="float" office:value="19.6875" calcext:value-type="float">
            <text:p>19.6875</text:p>
          </table:table-cell>
          <table:table-cell table:formula="of:=MAX([$raw.D220:.D235])" office:value-type="float" office:value="42" calcext:value-type="float">
            <text:p>42</text:p>
          </table:table-cell>
          <table:table-cell table:formula="of:=MIN([$raw.D220:.D235])" office:value-type="float" office:value="2" calcext:value-type="float">
            <text:p>2</text:p>
          </table:table-cell>
          <table:table-cell table:formula="of:=MEDIAN([$raw.D220:.D235]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iOS 17</text:p>
          </table:table-cell>
          <table:table-cell table:formula="of:=SUM([$raw.D237:.D242])" office:value-type="float" office:value="50" calcext:value-type="float">
            <text:p>50</text:p>
          </table:table-cell>
          <table:table-cell table:formula="of:=AVERAGE([$raw.D237:.D242])" office:value-type="float" office:value="8.33333333333333" calcext:value-type="float">
            <text:p>8.33333333333333</text:p>
          </table:table-cell>
          <table:table-cell table:number-columns-repeated="4"/>
        </table:table-row>
      </table:table>
      <table:table table:name="metastat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vg-number-of-updates</text:p>
          </table:table-cell>
          <table:table-cell office:value-type="string" calcext:value-type="string">
            <text:p>avg-total-days-between-all-updates</text:p>
          </table:table-cell>
          <table:table-cell office:value-type="string" calcext:value-type="string">
            <text:p>avg-average-days-between-updates</text:p>
          </table:table-cell>
          <table:table-cell office:value-type="string" calcext:value-type="string">
            <text:p>avg-most-days-between-updates</text:p>
          </table:table-cell>
          <table:table-cell office:value-type="string" calcext:value-type="string">
            <text:p>avg-least-days-between-updates</text:p>
          </table:table-cell>
          <table:table-cell office:value-type="string" calcext:value-type="string">
            <text:p>med-median-days-between-updates</text:p>
          </table:table-cell>
        </table:table-row>
        <table:table-row table:style-name="ro1">
          <table:table-cell table:formula="of:=AVERAGE([$count.B2:.B99])" office:value-type="float" office:value="13.1764705882353" calcext:value-type="float">
            <text:p>13.1764705882353</text:p>
          </table:table-cell>
          <table:table-cell table:formula="of:=AVERAGE([$stats.B2:.B99])" office:value-type="float" office:value="491.470588235294" calcext:value-type="float">
            <text:p>491.470588235294</text:p>
          </table:table-cell>
          <table:table-cell table:formula="of:=AVERAGE([$stats.C2:.C99])" office:value-type="float" office:value="36.9444506989399" calcext:value-type="float">
            <text:p>36.9444506989399</text:p>
          </table:table-cell>
          <table:table-cell table:formula="of:=AVERAGE([$stats.D2:$stats.D99])" office:value-type="float" office:value="164.125" calcext:value-type="float">
            <text:p>164.125</text:p>
          </table:table-cell>
          <table:table-cell table:formula="of:=AVERAGE([$stats.E2:$stats.E99])" office:value-type="float" office:value="4.8125" calcext:value-type="float">
            <text:p>4.8125</text:p>
          </table:table-cell>
          <table:table-cell table:formula="of:=MEDIAN([$stats.F2:$stats.F99])" office:value-type="float" office:value="24.75" calcext:value-type="float">
            <text:p>24.75</text:p>
          </table:table-cell>
        </table:table-row>
      </table:table>
      <table:table table:name="charts" table:style-name="ta1">
        <table:shapes>
          <draw:frame draw:z-index="0" draw:style-name="gr1" draw:text-style-name="P1" svg:width="6.3008in" svg:height="3.5441in" svg:x="0.928in" svg:y="0.3327in">
            <draw:object draw:notify-on-update-of-ranges="stats.B2:stats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41in" svg:x="0.9055in" svg:y="4.6622in">
            <draw:object draw:notify-on-update-of-ranges="stats.C2:stats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 office:value-type="string" calcext:value-type="string">
            <text:p>Total Days Between First and Last Known Updates by Major Version</text:p>
          </table:table-cell>
        </table:table-row>
        <table:table-row table:style-name="ro1" table:number-rows-repeated="23">
          <table:table-cell/>
        </table:table-row>
        <table:table-row table:style-name="ro1">
          <table:table-cell office:value-type="string" calcext:value-type="string">
            <text:p>Average Days Between Updates by Major Ver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2:49:34.451887371</dc:date>
    <dc:creator>Jacob Barnard</dc:creator>
    <meta:editing-duration>P2DT16H15M58S</meta:editing-duration>
    <meta:editing-cycles>335</meta:editing-cycles>
    <meta:generator>LibreOffice/7.4.7.2$Linux_X86_64 LibreOffice_project/40$Build-2</meta:generator>
    <meta:document-statistic meta:table-count="5" meta:cell-count="118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line" chart:style-name="ch1">
        <chart:legend chart:legend-position="end" svg:x="13.116cm" svg:y="4.199cm" style:legend-expansion="high" chart:style-name="ch2"/>
        <chart:plot-area chart:style-name="ch3" table:cell-range-address="stats.B2:stats.B18" svg:x="0.32cm" svg:y="0.18cm" svg:width="12.476cm" svg:height="8.643cm">
          <chart:coordinate-region svg:x="1.333cm" svg:y="0.383cm" svg:width="11.271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B2:stats.B18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tats.B2:stats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5cm" svg:height="9.003cm" xlink:href=".." xlink:type="simple" chart:class="chart:line" chart:style-name="ch1">
        <chart:legend chart:legend-position="end" svg:x="13.095cm" svg:y="4.199cm" style:legend-expansion="high" chart:style-name="ch2"/>
        <chart:plot-area chart:style-name="ch3" table:cell-range-address="stats.C2:stats.C18" svg:x="0.32cm" svg:y="0.18cm" svg:width="12.455cm" svg:height="8.643cm">
          <chart:coordinate-region svg:x="0.952cm" svg:y="0.383cm" svg:width="11.631cm" svg:height="7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tats.C2:stats.C18" chart:class="chart:line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75">
                <text:p>47.75</text:p>
                <draw:g>
                  <svg:desc>stats.C2:stats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.0833333333333">
                <text:p>39.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7777777777778">
                <text:p>57.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.0555555555556">
                <text:p>78.0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.0909090909091">
                <text:p>28.0909090909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6666666666667">
                <text:p>23.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0526315789474">
                <text:p>19.0526315789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3125">
                <text:p>25.3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5454545454545">
                <text:p>30.545454545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6875">
                <text:p>19.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3333333333333">
                <text:p>8.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